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ulation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table:formula="of:=MAX([$'milp-acc-energy-usage'.B:.B])" office:value-type="float" office:value="4256.15999999983" calcext:value-type="float">
            <text:p>4256.15999999983</text:p>
          </table:table-cell>
          <table:table-cell table:formula="of:=MAX([$'qm-acc-energy-usage'.B:.B])" office:value-type="float" office:value="8432.64000000009" calcext:value-type="float">
            <text:p>8432.64000000009</text:p>
          </table:table-cell>
          <table:table-cell table:formula="of:=MAX([$'sa-exhaustive-acc-energy-usage'.B:.B])" office:value-type="float" office:value="5785.762" calcext:value-type="float">
            <text:p>5785.762</text:p>
          </table:table-cell>
          <table:table-cell table:formula="of:=MAX([$'sa-quick-acc-energy-usage'.B:.B])" office:value-type="float" office:value="7243.563" calcext:value-type="float">
            <text:p>7243.5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[.C3]-[.A3]" office:value-type="float" office:value="1529.60200000017" calcext:value-type="float">
            <text:p>1529.60200000017</text:p>
          </table:table-cell>
          <table:table-cell table:number-columns-repeated="3"/>
        </table:table-row>
      </table:table>
      <table:table table:name="milp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46.32" calcext:value-type="float">
            <text:p>46.32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59.84" calcext:value-type="float">
            <text:p>159.84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83.12" calcext:value-type="float">
            <text:p>183.12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29.68" calcext:value-type="float">
            <text:p>229.6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52.96" calcext:value-type="float">
            <text:p>252.96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76.24" calcext:value-type="float">
            <text:p>276.24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99.52" calcext:value-type="float">
            <text:p>299.52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322.8" calcext:value-type="float">
            <text:p>322.8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346.08" calcext:value-type="float">
            <text:p>346.08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369.36" calcext:value-type="float">
            <text:p>369.36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392.64" calcext:value-type="float">
            <text:p>392.64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415.92" calcext:value-type="float">
            <text:p>415.92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439.2" calcext:value-type="float">
            <text:p>439.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462.48" calcext:value-type="float">
            <text:p>462.48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465.36" calcext:value-type="float">
            <text:p>465.36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468.24" calcext:value-type="float">
            <text:p>468.24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491.520000000001" calcext:value-type="float">
            <text:p>491.52000000000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514.800000000001" calcext:value-type="float">
            <text:p>514.80000000000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538.080000000001" calcext:value-type="float">
            <text:p>538.08000000000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561.360000000001" calcext:value-type="float">
            <text:p>561.36000000000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584.640000000001" calcext:value-type="float">
            <text:p>584.64000000000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607.920000000001" calcext:value-type="float">
            <text:p>607.92000000000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631.200000000001" calcext:value-type="float">
            <text:p>631.20000000000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654.480000000001" calcext:value-type="float">
            <text:p>654.48000000000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677.760000000001" calcext:value-type="float">
            <text:p>677.76000000000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701.040000000001" calcext:value-type="float">
            <text:p>701.04000000000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702.480000000001" calcext:value-type="float">
            <text:p>702.480000000001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703.920000000001" calcext:value-type="float">
            <text:p>703.920000000001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705.360000000001" calcext:value-type="float">
            <text:p>705.360000000001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706.800000000001" calcext:value-type="float">
            <text:p>706.800000000001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708.240000000002" calcext:value-type="float">
            <text:p>708.240000000002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709.680000000002" calcext:value-type="float">
            <text:p>709.680000000002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711.120000000002" calcext:value-type="float">
            <text:p>711.120000000002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712.560000000002" calcext:value-type="float">
            <text:p>712.560000000002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714.000000000002" calcext:value-type="float">
            <text:p>714.000000000002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715.440000000002" calcext:value-type="float">
            <text:p>715.440000000002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716.880000000002" calcext:value-type="float">
            <text:p>716.880000000002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718.320000000002" calcext:value-type="float">
            <text:p>718.320000000002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719.760000000002" calcext:value-type="float">
            <text:p>719.760000000002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721.200000000002" calcext:value-type="float">
            <text:p>721.200000000002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722.640000000002" calcext:value-type="float">
            <text:p>722.640000000002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724.080000000002" calcext:value-type="float">
            <text:p>724.080000000002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725.520000000002" calcext:value-type="float">
            <text:p>725.520000000002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748.800000000002" calcext:value-type="float">
            <text:p>748.800000000002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772.080000000002" calcext:value-type="float">
            <text:p>772.080000000002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817.200000000002" calcext:value-type="float">
            <text:p>817.20000000000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862.320000000003" calcext:value-type="float">
            <text:p>862.320000000003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07.440000000003" calcext:value-type="float">
            <text:p>907.440000000003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52.560000000003" calcext:value-type="float">
            <text:p>952.560000000003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98.400000000003" calcext:value-type="float">
            <text:p>998.400000000003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044.24" calcext:value-type="float">
            <text:p>1044.24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090.08" calcext:value-type="float">
            <text:p>1090.08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135.92" calcext:value-type="float">
            <text:p>1135.9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160.64" calcext:value-type="float">
            <text:p>1160.64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163.52" calcext:value-type="float">
            <text:p>1163.52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166.4" calcext:value-type="float">
            <text:p>1166.4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169.28" calcext:value-type="float">
            <text:p>1169.28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172.16" calcext:value-type="float">
            <text:p>1172.16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175.04" calcext:value-type="float">
            <text:p>1175.04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177.92" calcext:value-type="float">
            <text:p>1177.92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180.8" calcext:value-type="float">
            <text:p>1180.8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183.68" calcext:value-type="float">
            <text:p>1183.68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186.56" calcext:value-type="float">
            <text:p>1186.56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189.44" calcext:value-type="float">
            <text:p>1189.44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192.32" calcext:value-type="float">
            <text:p>1192.32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195.2" calcext:value-type="float">
            <text:p>1195.2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198.08" calcext:value-type="float">
            <text:p>1198.08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0.96" calcext:value-type="float">
            <text:p>1200.96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3.84" calcext:value-type="float">
            <text:p>1203.84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6.72" calcext:value-type="float">
            <text:p>1206.72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9.6" calcext:value-type="float">
            <text:p>1209.6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12.48" calcext:value-type="float">
            <text:p>1212.48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15.36000000001" calcext:value-type="float">
            <text:p>1215.3600000000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217.52000000001" calcext:value-type="float">
            <text:p>1217.5200000000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20.40000000001" calcext:value-type="float">
            <text:p>1220.4000000000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23.28000000001" calcext:value-type="float">
            <text:p>1223.2800000000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26.16000000001" calcext:value-type="float">
            <text:p>1226.1600000000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29.04000000001" calcext:value-type="float">
            <text:p>1229.0400000000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31.92000000001" calcext:value-type="float">
            <text:p>1231.9200000000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34.80000000001" calcext:value-type="float">
            <text:p>1234.8000000000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37.68000000001" calcext:value-type="float">
            <text:p>1237.6800000000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40.56000000001" calcext:value-type="float">
            <text:p>1240.5600000000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43.44000000001" calcext:value-type="float">
            <text:p>1243.4400000000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46.32000000001" calcext:value-type="float">
            <text:p>1246.32000000001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49.20000000001" calcext:value-type="float">
            <text:p>1249.20000000001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52.08000000001" calcext:value-type="float">
            <text:p>1252.0800000000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54.96000000001" calcext:value-type="float">
            <text:p>1254.9600000000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1257.12000000001" calcext:value-type="float">
            <text:p>1257.1200000000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1259.28000000001" calcext:value-type="float">
            <text:p>1259.2800000000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1261.44000000001" calcext:value-type="float">
            <text:p>1261.4400000000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1263.60000000001" calcext:value-type="float">
            <text:p>1263.6000000000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287.60000000001" calcext:value-type="float">
            <text:p>1287.6000000000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311.60000000001" calcext:value-type="float">
            <text:p>1311.6000000000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335.60000000001" calcext:value-type="float">
            <text:p>1335.6000000000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359.60000000001" calcext:value-type="float">
            <text:p>1359.6000000000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383.60000000001" calcext:value-type="float">
            <text:p>1383.6000000000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407.60000000001" calcext:value-type="float">
            <text:p>1407.6000000000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431.60000000001" calcext:value-type="float">
            <text:p>1431.6000000000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455.60000000001" calcext:value-type="float">
            <text:p>1455.6000000000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479.60000000001" calcext:value-type="float">
            <text:p>1479.6000000000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503.60000000001" calcext:value-type="float">
            <text:p>1503.6000000000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527.60000000001" calcext:value-type="float">
            <text:p>1527.6000000000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551.60000000001" calcext:value-type="float">
            <text:p>1551.6000000000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1553.76000000001" calcext:value-type="float">
            <text:p>1553.7600000000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1555.92000000001" calcext:value-type="float">
            <text:p>1555.9200000000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1558.08000000001" calcext:value-type="float">
            <text:p>1558.0800000000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1560.24000000001" calcext:value-type="float">
            <text:p>1560.2400000000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1562.40000000001" calcext:value-type="float">
            <text:p>1562.4000000000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1564.56000000001" calcext:value-type="float">
            <text:p>1564.5600000000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1566.72000000001" calcext:value-type="float">
            <text:p>1566.7200000000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568.88000000001" calcext:value-type="float">
            <text:p>1568.88000000001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571.04000000001" calcext:value-type="float">
            <text:p>1571.04000000001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573.20000000001" calcext:value-type="float">
            <text:p>1573.20000000001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1575.36000000001" calcext:value-type="float">
            <text:p>1575.36000000001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577.52000000001" calcext:value-type="float">
            <text:p>1577.52000000001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579.68000000001" calcext:value-type="float">
            <text:p>1579.68000000001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581.84000000001" calcext:value-type="float">
            <text:p>1581.84000000001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584.00000000001" calcext:value-type="float">
            <text:p>1584.00000000001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1586.16000000001" calcext:value-type="float">
            <text:p>1586.1600000000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1588.32000000001" calcext:value-type="float">
            <text:p>1588.3200000000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1590.48000000001" calcext:value-type="float">
            <text:p>1590.4800000000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1592.64000000001" calcext:value-type="float">
            <text:p>1592.6400000000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1594.80000000001" calcext:value-type="float">
            <text:p>1594.8000000000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1596.96000000001" calcext:value-type="float">
            <text:p>1596.9600000000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1599.12000000001" calcext:value-type="float">
            <text:p>1599.1200000000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1601.28000000001" calcext:value-type="float">
            <text:p>1601.2800000000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1603.44000000001" calcext:value-type="float">
            <text:p>1603.4400000000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1605.60000000001" calcext:value-type="float">
            <text:p>1605.6000000000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1607.76000000001" calcext:value-type="float">
            <text:p>1607.7600000000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609.92000000001" calcext:value-type="float">
            <text:p>1609.92000000001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612.08000000001" calcext:value-type="float">
            <text:p>1612.08000000001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614.24000000001" calcext:value-type="float">
            <text:p>1614.24000000001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616.40000000001" calcext:value-type="float">
            <text:p>1616.4000000000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1638.96000000001" calcext:value-type="float">
            <text:p>1638.9600000000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1661.52000000001" calcext:value-type="float">
            <text:p>1661.5200000000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684.08000000001" calcext:value-type="float">
            <text:p>1684.0800000000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706.64000000001" calcext:value-type="float">
            <text:p>1706.6400000000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729.20000000001" calcext:value-type="float">
            <text:p>1729.2000000000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751.76000000001" calcext:value-type="float">
            <text:p>1751.7600000000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774.32000000001" calcext:value-type="float">
            <text:p>1774.3200000000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796.88000000001" calcext:value-type="float">
            <text:p>1796.8800000000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1820.16000000001" calcext:value-type="float">
            <text:p>1820.1600000000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1843.44000000001" calcext:value-type="float">
            <text:p>1843.4400000000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1866.72000000001" calcext:value-type="float">
            <text:p>1866.7200000000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1890.00000000001" calcext:value-type="float">
            <text:p>1890.0000000000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1913.28000000001" calcext:value-type="float">
            <text:p>1913.2800000000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1936.56000000001" calcext:value-type="float">
            <text:p>1936.5600000000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1959.84000000001" calcext:value-type="float">
            <text:p>1959.8400000000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1983.12000000001" calcext:value-type="float">
            <text:p>1983.1200000000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006.40000000001" calcext:value-type="float">
            <text:p>2006.4000000000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029.68000000001" calcext:value-type="float">
            <text:p>2029.6800000000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052.96000000001" calcext:value-type="float">
            <text:p>2052.9600000000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076.24000000001" calcext:value-type="float">
            <text:p>2076.2400000000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099.52000000001" calcext:value-type="float">
            <text:p>2099.5200000000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122.80000000001" calcext:value-type="float">
            <text:p>2122.8000000000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146.08000000001" calcext:value-type="float">
            <text:p>2146.0800000000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147.52000000001" calcext:value-type="float">
            <text:p>2147.52000000001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170.80000000001" calcext:value-type="float">
            <text:p>2170.8000000000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194.08000000001" calcext:value-type="float">
            <text:p>2194.0800000000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217.36000000001" calcext:value-type="float">
            <text:p>2217.3600000000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240.64000000001" calcext:value-type="float">
            <text:p>2240.6400000000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263.92000000001" calcext:value-type="float">
            <text:p>2263.9200000000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287.20000000001" calcext:value-type="float">
            <text:p>2287.2000000000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310.48000000001" calcext:value-type="float">
            <text:p>2310.4800000000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333.76000000001" calcext:value-type="float">
            <text:p>2333.7600000000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357.04000000001" calcext:value-type="float">
            <text:p>2357.0400000000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380.32" calcext:value-type="float">
            <text:p>2380.32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425.44" calcext:value-type="float">
            <text:p>2425.44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470.56" calcext:value-type="float">
            <text:p>2470.56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493.84" calcext:value-type="float">
            <text:p>2493.84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517.12" calcext:value-type="float">
            <text:p>2517.12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540.4" calcext:value-type="float">
            <text:p>2540.4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563.68" calcext:value-type="float">
            <text:p>2563.68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586.96" calcext:value-type="float">
            <text:p>2586.96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610.24" calcext:value-type="float">
            <text:p>2610.24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633.52" calcext:value-type="float">
            <text:p>2633.52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656.08" calcext:value-type="float">
            <text:p>2656.08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678.64" calcext:value-type="float">
            <text:p>2678.64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701.2" calcext:value-type="float">
            <text:p>2701.2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2723.76" calcext:value-type="float">
            <text:p>2723.76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2746.32" calcext:value-type="float">
            <text:p>2746.32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2747.04" calcext:value-type="float">
            <text:p>2747.04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2747.76" calcext:value-type="float">
            <text:p>2747.76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749.2" calcext:value-type="float">
            <text:p>2749.2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750.64" calcext:value-type="float">
            <text:p>2750.64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752.08" calcext:value-type="float">
            <text:p>2752.08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753.52" calcext:value-type="float">
            <text:p>2753.52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776.8" calcext:value-type="float">
            <text:p>2776.8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800.08" calcext:value-type="float">
            <text:p>2800.08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823.36" calcext:value-type="float">
            <text:p>2823.36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846.64" calcext:value-type="float">
            <text:p>2846.64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869.92" calcext:value-type="float">
            <text:p>2869.92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893.2" calcext:value-type="float">
            <text:p>2893.2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916.48" calcext:value-type="float">
            <text:p>2916.48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939.76" calcext:value-type="float">
            <text:p>2939.76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963.04" calcext:value-type="float">
            <text:p>2963.04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986.32" calcext:value-type="float">
            <text:p>2986.32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09.6" calcext:value-type="float">
            <text:p>3009.6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032.88" calcext:value-type="float">
            <text:p>3032.88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056.16" calcext:value-type="float">
            <text:p>3056.16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057.6" calcext:value-type="float">
            <text:p>3057.6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059.04" calcext:value-type="float">
            <text:p>3059.04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060.48" calcext:value-type="float">
            <text:p>3060.48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061.92" calcext:value-type="float">
            <text:p>3061.92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063.36" calcext:value-type="float">
            <text:p>3063.36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064.79999999999" calcext:value-type="float">
            <text:p>3064.79999999999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066.23999999999" calcext:value-type="float">
            <text:p>3066.23999999999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067.67999999999" calcext:value-type="float">
            <text:p>3067.67999999999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069.11999999999" calcext:value-type="float">
            <text:p>3069.11999999999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070.55999999999" calcext:value-type="float">
            <text:p>3070.55999999999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071.99999999999" calcext:value-type="float">
            <text:p>3071.99999999999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073.43999999999" calcext:value-type="float">
            <text:p>3073.43999999999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074.87999999999" calcext:value-type="float">
            <text:p>3074.87999999999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076.31999999999" calcext:value-type="float">
            <text:p>3076.31999999999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077.75999999999" calcext:value-type="float">
            <text:p>3077.75999999999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079.19999999999" calcext:value-type="float">
            <text:p>3079.19999999999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080.63999999999" calcext:value-type="float">
            <text:p>3080.63999999999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082.07999999999" calcext:value-type="float">
            <text:p>3082.07999999999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083.51999999999" calcext:value-type="float">
            <text:p>3083.51999999999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084.95999999999" calcext:value-type="float">
            <text:p>3084.95999999999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108.23999999999" calcext:value-type="float">
            <text:p>3108.23999999999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131.51999999999" calcext:value-type="float">
            <text:p>3131.51999999999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132.95999999999" calcext:value-type="float">
            <text:p>3132.95999999999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134.39999999999" calcext:value-type="float">
            <text:p>3134.39999999999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135.83999999999" calcext:value-type="float">
            <text:p>3135.83999999999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137.27999999999" calcext:value-type="float">
            <text:p>3137.27999999999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138.71999999999" calcext:value-type="float">
            <text:p>3138.71999999999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140.15999999999" calcext:value-type="float">
            <text:p>3140.15999999999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141.59999999999" calcext:value-type="float">
            <text:p>3141.59999999999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143.03999999999" calcext:value-type="float">
            <text:p>3143.03999999999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144.47999999999" calcext:value-type="float">
            <text:p>3144.47999999999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145.91999999998" calcext:value-type="float">
            <text:p>3145.91999999998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147.35999999998" calcext:value-type="float">
            <text:p>3147.35999999998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148.79999999998" calcext:value-type="float">
            <text:p>3148.79999999998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3150.23999999998" calcext:value-type="float">
            <text:p>3150.23999999998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3151.67999999998" calcext:value-type="float">
            <text:p>3151.67999999998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3153.11999999998" calcext:value-type="float">
            <text:p>3153.11999999998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3154.55999999998" calcext:value-type="float">
            <text:p>3154.55999999998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3155.99999999998" calcext:value-type="float">
            <text:p>3155.99999999998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3157.43999999998" calcext:value-type="float">
            <text:p>3157.43999999998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3158.87999999998" calcext:value-type="float">
            <text:p>3158.87999999998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3160.31999999998" calcext:value-type="float">
            <text:p>3160.31999999998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3161.75999999998" calcext:value-type="float">
            <text:p>3161.75999999998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3163.19999999998" calcext:value-type="float">
            <text:p>3163.19999999998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3164.63999999998" calcext:value-type="float">
            <text:p>3164.63999999998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165.35999999998" calcext:value-type="float">
            <text:p>3165.35999999998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166.07999999998" calcext:value-type="float">
            <text:p>3166.07999999998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166.79999999998" calcext:value-type="float">
            <text:p>3166.79999999998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168.23999999998" calcext:value-type="float">
            <text:p>3168.23999999998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169.67999999998" calcext:value-type="float">
            <text:p>3169.67999999998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171.11999999998" calcext:value-type="float">
            <text:p>3171.11999999998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172.55999999998" calcext:value-type="float">
            <text:p>3172.55999999998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173.99999999998" calcext:value-type="float">
            <text:p>3173.99999999998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175.43999999998" calcext:value-type="float">
            <text:p>3175.43999999998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176.87999999998" calcext:value-type="float">
            <text:p>3176.87999999998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178.31999999998" calcext:value-type="float">
            <text:p>3178.31999999998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179.75999999998" calcext:value-type="float">
            <text:p>3179.75999999998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181.19999999998" calcext:value-type="float">
            <text:p>3181.19999999998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182.63999999997" calcext:value-type="float">
            <text:p>3182.63999999997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184.07999999997" calcext:value-type="float">
            <text:p>3184.07999999997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185.51999999997" calcext:value-type="float">
            <text:p>3185.51999999997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186.95999999997" calcext:value-type="float">
            <text:p>3186.95999999997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3188.39999999997" calcext:value-type="float">
            <text:p>3188.39999999997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3189.83999999997" calcext:value-type="float">
            <text:p>3189.83999999997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3213.11999999997" calcext:value-type="float">
            <text:p>3213.11999999997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3236.39999999997" calcext:value-type="float">
            <text:p>3236.39999999997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3259.67999999997" calcext:value-type="float">
            <text:p>3259.67999999997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3282.95999999997" calcext:value-type="float">
            <text:p>3282.95999999997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3306.23999999997" calcext:value-type="float">
            <text:p>3306.23999999997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3329.51999999997" calcext:value-type="float">
            <text:p>3329.51999999997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3352.79999999997" calcext:value-type="float">
            <text:p>3352.79999999997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3376.07999999997" calcext:value-type="float">
            <text:p>3376.07999999997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399.35999999997" calcext:value-type="float">
            <text:p>3399.35999999997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3400.79999999997" calcext:value-type="float">
            <text:p>3400.79999999997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3402.23999999997" calcext:value-type="float">
            <text:p>3402.23999999997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403.67999999997" calcext:value-type="float">
            <text:p>3403.67999999997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3405.11999999997" calcext:value-type="float">
            <text:p>3405.11999999997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406.55999999997" calcext:value-type="float">
            <text:p>3406.55999999997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407.99999999997" calcext:value-type="float">
            <text:p>3407.99999999997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409.43999999997" calcext:value-type="float">
            <text:p>3409.43999999997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410.87999999997" calcext:value-type="float">
            <text:p>3410.87999999997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412.31999999997" calcext:value-type="float">
            <text:p>3412.31999999997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413.75999999997" calcext:value-type="float">
            <text:p>3413.75999999997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415.19999999997" calcext:value-type="float">
            <text:p>3415.19999999997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416.63999999997" calcext:value-type="float">
            <text:p>3416.63999999997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418.07999999997" calcext:value-type="float">
            <text:p>3418.07999999997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419.51999999996" calcext:value-type="float">
            <text:p>3419.51999999996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420.95999999996" calcext:value-type="float">
            <text:p>3420.95999999996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422.39999999996" calcext:value-type="float">
            <text:p>3422.39999999996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423.83999999996" calcext:value-type="float">
            <text:p>3423.83999999996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425.27999999996" calcext:value-type="float">
            <text:p>3425.27999999996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427.43999999996" calcext:value-type="float">
            <text:p>3427.43999999996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429.59999999996" calcext:value-type="float">
            <text:p>3429.59999999996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431.75999999996" calcext:value-type="float">
            <text:p>3431.75999999996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433.91999999996" calcext:value-type="float">
            <text:p>3433.91999999996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436.07999999996" calcext:value-type="float">
            <text:p>3436.07999999996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438.23999999996" calcext:value-type="float">
            <text:p>3438.23999999996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440.39999999996" calcext:value-type="float">
            <text:p>3440.39999999996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442.55999999996" calcext:value-type="float">
            <text:p>3442.55999999996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444.71999999996" calcext:value-type="float">
            <text:p>3444.71999999996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446.87999999996" calcext:value-type="float">
            <text:p>3446.87999999996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449.03999999996" calcext:value-type="float">
            <text:p>3449.03999999996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451.19999999996" calcext:value-type="float">
            <text:p>3451.19999999996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453.35999999996" calcext:value-type="float">
            <text:p>3453.35999999996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455.51999999995" calcext:value-type="float">
            <text:p>3455.51999999995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457.67999999995" calcext:value-type="float">
            <text:p>3457.67999999995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459.83999999995" calcext:value-type="float">
            <text:p>3459.83999999995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461.99999999995" calcext:value-type="float">
            <text:p>3461.99999999995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464.15999999995" calcext:value-type="float">
            <text:p>3464.15999999995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466.31999999995" calcext:value-type="float">
            <text:p>3466.31999999995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468.47999999995" calcext:value-type="float">
            <text:p>3468.47999999995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470.63999999995" calcext:value-type="float">
            <text:p>3470.63999999995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472.79999999995" calcext:value-type="float">
            <text:p>3472.79999999995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474.95999999995" calcext:value-type="float">
            <text:p>3474.95999999995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477.11999999995" calcext:value-type="float">
            <text:p>3477.11999999995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479.27999999995" calcext:value-type="float">
            <text:p>3479.27999999995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481.43999999995" calcext:value-type="float">
            <text:p>3481.43999999995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483.59999999995" calcext:value-type="float">
            <text:p>3483.59999999995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485.75999999995" calcext:value-type="float">
            <text:p>3485.75999999995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487.91999999995" calcext:value-type="float">
            <text:p>3487.91999999995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490.07999999995" calcext:value-type="float">
            <text:p>3490.07999999995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492.23999999994" calcext:value-type="float">
            <text:p>3492.23999999994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494.39999999994" calcext:value-type="float">
            <text:p>3494.39999999994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496.55999999994" calcext:value-type="float">
            <text:p>3496.55999999994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498.71999999994" calcext:value-type="float">
            <text:p>3498.71999999994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500.87999999994" calcext:value-type="float">
            <text:p>3500.87999999994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503.03999999994" calcext:value-type="float">
            <text:p>3503.03999999994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505.19999999994" calcext:value-type="float">
            <text:p>3505.19999999994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507.35999999994" calcext:value-type="float">
            <text:p>3507.35999999994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509.51999999994" calcext:value-type="float">
            <text:p>3509.51999999994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511.67999999994" calcext:value-type="float">
            <text:p>3511.67999999994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513.83999999994" calcext:value-type="float">
            <text:p>3513.83999999994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515.99999999994" calcext:value-type="float">
            <text:p>3515.99999999994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518.87999999994" calcext:value-type="float">
            <text:p>3518.87999999994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521.75999999994" calcext:value-type="float">
            <text:p>3521.75999999994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524.63999999994" calcext:value-type="float">
            <text:p>3524.63999999994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527.51999999993" calcext:value-type="float">
            <text:p>3527.51999999993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530.39999999993" calcext:value-type="float">
            <text:p>3530.39999999993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533.27999999993" calcext:value-type="float">
            <text:p>3533.27999999993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536.15999999993" calcext:value-type="float">
            <text:p>3536.15999999993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539.03999999993" calcext:value-type="float">
            <text:p>3539.03999999993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541.91999999993" calcext:value-type="float">
            <text:p>3541.91999999993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544.79999999993" calcext:value-type="float">
            <text:p>3544.79999999993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547.67999999993" calcext:value-type="float">
            <text:p>3547.67999999993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550.55999999993" calcext:value-type="float">
            <text:p>3550.55999999993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553.43999999993" calcext:value-type="float">
            <text:p>3553.43999999993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556.31999999993" calcext:value-type="float">
            <text:p>3556.31999999993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559.19999999993" calcext:value-type="float">
            <text:p>3559.19999999993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562.07999999993" calcext:value-type="float">
            <text:p>3562.07999999993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564.95999999992" calcext:value-type="float">
            <text:p>3564.95999999992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567.83999999992" calcext:value-type="float">
            <text:p>3567.83999999992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570.71999999992" calcext:value-type="float">
            <text:p>3570.71999999992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573.59999999992" calcext:value-type="float">
            <text:p>3573.59999999992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3576.47999999992" calcext:value-type="float">
            <text:p>3576.47999999992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3579.35999999992" calcext:value-type="float">
            <text:p>3579.35999999992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582.23999999992" calcext:value-type="float">
            <text:p>3582.23999999992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585.11999999992" calcext:value-type="float">
            <text:p>3585.11999999992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587.99999999992" calcext:value-type="float">
            <text:p>3587.99999999992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590.87999999992" calcext:value-type="float">
            <text:p>3590.87999999992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593.75999999992" calcext:value-type="float">
            <text:p>3593.75999999992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596.63999999992" calcext:value-type="float">
            <text:p>3596.63999999992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599.51999999991" calcext:value-type="float">
            <text:p>3599.51999999991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602.39999999991" calcext:value-type="float">
            <text:p>3602.39999999991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605.27999999991" calcext:value-type="float">
            <text:p>3605.27999999991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608.15999999991" calcext:value-type="float">
            <text:p>3608.1599999999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611.03999999991" calcext:value-type="float">
            <text:p>3611.0399999999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613.91999999991" calcext:value-type="float">
            <text:p>3613.9199999999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616.79999999991" calcext:value-type="float">
            <text:p>3616.79999999991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619.67999999991" calcext:value-type="float">
            <text:p>3619.67999999991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622.55999999991" calcext:value-type="float">
            <text:p>3622.55999999991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625.43999999991" calcext:value-type="float">
            <text:p>3625.43999999991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628.31999999991" calcext:value-type="float">
            <text:p>3628.31999999991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631.19999999991" calcext:value-type="float">
            <text:p>3631.19999999991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634.07999999991" calcext:value-type="float">
            <text:p>3634.07999999991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636.9599999999" calcext:value-type="float">
            <text:p>3636.9599999999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639.8399999999" calcext:value-type="float">
            <text:p>3639.8399999999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642.7199999999" calcext:value-type="float">
            <text:p>3642.7199999999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644.8799999999" calcext:value-type="float">
            <text:p>3644.8799999999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647.0399999999" calcext:value-type="float">
            <text:p>3647.0399999999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649.1999999999" calcext:value-type="float">
            <text:p>3649.1999999999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651.3599999999" calcext:value-type="float">
            <text:p>3651.3599999999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654.2399999999" calcext:value-type="float">
            <text:p>3654.2399999999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657.1199999999" calcext:value-type="float">
            <text:p>3657.1199999999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3659.9999999999" calcext:value-type="float">
            <text:p>3659.9999999999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3662.8799999999" calcext:value-type="float">
            <text:p>3662.8799999999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3665.7599999999" calcext:value-type="float">
            <text:p>3665.7599999999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3668.6399999999" calcext:value-type="float">
            <text:p>3668.6399999999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3671.51999999989" calcext:value-type="float">
            <text:p>3671.51999999989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3674.39999999989" calcext:value-type="float">
            <text:p>3674.39999999989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3677.27999999989" calcext:value-type="float">
            <text:p>3677.27999999989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3680.15999999989" calcext:value-type="float">
            <text:p>3680.15999999989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3683.03999999989" calcext:value-type="float">
            <text:p>3683.03999999989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685.91999999989" calcext:value-type="float">
            <text:p>3685.91999999989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688.79999999989" calcext:value-type="float">
            <text:p>3688.79999999989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691.67999999989" calcext:value-type="float">
            <text:p>3691.67999999989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694.55999999989" calcext:value-type="float">
            <text:p>3694.55999999989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697.43999999989" calcext:value-type="float">
            <text:p>3697.43999999989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700.31999999989" calcext:value-type="float">
            <text:p>3700.31999999989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703.19999999989" calcext:value-type="float">
            <text:p>3703.19999999989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706.07999999989" calcext:value-type="float">
            <text:p>3706.07999999989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708.95999999988" calcext:value-type="float">
            <text:p>3708.95999999988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711.83999999988" calcext:value-type="float">
            <text:p>3711.83999999988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714.71999999988" calcext:value-type="float">
            <text:p>3714.71999999988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717.59999999988" calcext:value-type="float">
            <text:p>3717.59999999988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720.47999999988" calcext:value-type="float">
            <text:p>3720.47999999988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723.35999999988" calcext:value-type="float">
            <text:p>3723.35999999988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726.23999999988" calcext:value-type="float">
            <text:p>3726.23999999988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729.11999999988" calcext:value-type="float">
            <text:p>3729.11999999988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731.99999999988" calcext:value-type="float">
            <text:p>3731.99999999988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734.87999999988" calcext:value-type="float">
            <text:p>3734.87999999988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737.75999999988" calcext:value-type="float">
            <text:p>3737.75999999988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740.63999999988" calcext:value-type="float">
            <text:p>3740.63999999988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743.51999999987" calcext:value-type="float">
            <text:p>3743.51999999987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746.39999999987" calcext:value-type="float">
            <text:p>3746.39999999987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749.27999999987" calcext:value-type="float">
            <text:p>3749.27999999987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752.15999999987" calcext:value-type="float">
            <text:p>3752.15999999987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755.03999999987" calcext:value-type="float">
            <text:p>3755.03999999987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757.91999999987" calcext:value-type="float">
            <text:p>3757.91999999987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760.07999999987" calcext:value-type="float">
            <text:p>3760.07999999987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762.23999999987" calcext:value-type="float">
            <text:p>3762.23999999987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764.39999999987" calcext:value-type="float">
            <text:p>3764.39999999987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766.55999999987" calcext:value-type="float">
            <text:p>3766.55999999987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768.71999999987" calcext:value-type="float">
            <text:p>3768.71999999987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770.87999999987" calcext:value-type="float">
            <text:p>3770.87999999987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773.03999999987" calcext:value-type="float">
            <text:p>3773.03999999987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775.19999999987" calcext:value-type="float">
            <text:p>3775.19999999987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777.35999999987" calcext:value-type="float">
            <text:p>3777.35999999987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779.51999999986" calcext:value-type="float">
            <text:p>3779.51999999986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781.67999999986" calcext:value-type="float">
            <text:p>3781.67999999986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783.83999999986" calcext:value-type="float">
            <text:p>3783.83999999986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785.99999999986" calcext:value-type="float">
            <text:p>3785.99999999986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788.15999999986" calcext:value-type="float">
            <text:p>3788.15999999986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790.31999999986" calcext:value-type="float">
            <text:p>3790.31999999986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793.19999999986" calcext:value-type="float">
            <text:p>3793.19999999986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796.07999999986" calcext:value-type="float">
            <text:p>3796.07999999986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798.95999999986" calcext:value-type="float">
            <text:p>3798.95999999986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801.83999999986" calcext:value-type="float">
            <text:p>3801.83999999986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804.71999999986" calcext:value-type="float">
            <text:p>3804.71999999986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807.59999999986" calcext:value-type="float">
            <text:p>3807.59999999986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809.75999999986" calcext:value-type="float">
            <text:p>3809.75999999986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812.63999999986" calcext:value-type="float">
            <text:p>3812.63999999986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815.51999999985" calcext:value-type="float">
            <text:p>3815.51999999985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818.39999999985" calcext:value-type="float">
            <text:p>3818.39999999985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821.27999999985" calcext:value-type="float">
            <text:p>3821.27999999985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824.15999999985" calcext:value-type="float">
            <text:p>3824.15999999985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827.03999999985" calcext:value-type="float">
            <text:p>3827.03999999985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829.91999999985" calcext:value-type="float">
            <text:p>3829.91999999985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832.79999999985" calcext:value-type="float">
            <text:p>3832.79999999985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835.67999999985" calcext:value-type="float">
            <text:p>3835.67999999985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838.55999999985" calcext:value-type="float">
            <text:p>3838.55999999985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841.43999999985" calcext:value-type="float">
            <text:p>3841.43999999985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844.31999999985" calcext:value-type="float">
            <text:p>3844.31999999985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847.19999999985" calcext:value-type="float">
            <text:p>3847.19999999985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850.07999999985" calcext:value-type="float">
            <text:p>3850.07999999985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3852.95999999984" calcext:value-type="float">
            <text:p>3852.95999999984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855.83999999984" calcext:value-type="float">
            <text:p>3855.83999999984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858.71999999984" calcext:value-type="float">
            <text:p>3858.71999999984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861.59999999984" calcext:value-type="float">
            <text:p>3861.59999999984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864.47999999984" calcext:value-type="float">
            <text:p>3864.47999999984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3867.35999999984" calcext:value-type="float">
            <text:p>3867.35999999984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3870.23999999984" calcext:value-type="float">
            <text:p>3870.23999999984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3873.11999999984" calcext:value-type="float">
            <text:p>3873.11999999984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3875.99999999984" calcext:value-type="float">
            <text:p>3875.99999999984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3878.87999999984" calcext:value-type="float">
            <text:p>3878.87999999984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3881.75999999984" calcext:value-type="float">
            <text:p>3881.75999999984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3884.63999999984" calcext:value-type="float">
            <text:p>3884.63999999984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3887.51999999983" calcext:value-type="float">
            <text:p>3887.51999999983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3890.39999999983" calcext:value-type="float">
            <text:p>3890.39999999983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3893.27999999983" calcext:value-type="float">
            <text:p>3893.27999999983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896.15999999983" calcext:value-type="float">
            <text:p>3896.15999999983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899.03999999983" calcext:value-type="float">
            <text:p>3899.03999999983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901.91999999983" calcext:value-type="float">
            <text:p>3901.91999999983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904.79999999983" calcext:value-type="float">
            <text:p>3904.79999999983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3907.67999999983" calcext:value-type="float">
            <text:p>3907.67999999983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3910.55999999983" calcext:value-type="float">
            <text:p>3910.55999999983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3913.43999999983" calcext:value-type="float">
            <text:p>3913.43999999983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3916.31999999983" calcext:value-type="float">
            <text:p>3916.31999999983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3919.19999999983" calcext:value-type="float">
            <text:p>3919.19999999983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3922.07999999983" calcext:value-type="float">
            <text:p>3922.07999999983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3924.95999999982" calcext:value-type="float">
            <text:p>3924.95999999982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3927.83999999982" calcext:value-type="float">
            <text:p>3927.83999999982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3930.71999999982" calcext:value-type="float">
            <text:p>3930.71999999982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3933.59999999982" calcext:value-type="float">
            <text:p>3933.59999999982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3936.47999999982" calcext:value-type="float">
            <text:p>3936.47999999982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3939.35999999982" calcext:value-type="float">
            <text:p>3939.35999999982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3942.23999999982" calcext:value-type="float">
            <text:p>3942.23999999982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3945.11999999982" calcext:value-type="float">
            <text:p>3945.11999999982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3947.99999999982" calcext:value-type="float">
            <text:p>3947.99999999982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3950.87999999982" calcext:value-type="float">
            <text:p>3950.87999999982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953.75999999982" calcext:value-type="float">
            <text:p>3953.75999999982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955.19999999982" calcext:value-type="float">
            <text:p>3955.19999999982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956.63999999982" calcext:value-type="float">
            <text:p>3956.63999999982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958.07999999982" calcext:value-type="float">
            <text:p>3958.07999999982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959.51999999981" calcext:value-type="float">
            <text:p>3959.51999999981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960.95999999981" calcext:value-type="float">
            <text:p>3960.95999999981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962.39999999981" calcext:value-type="float">
            <text:p>3962.39999999981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964.55999999981" calcext:value-type="float">
            <text:p>3964.55999999981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966.71999999981" calcext:value-type="float">
            <text:p>3966.71999999981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968.87999999981" calcext:value-type="float">
            <text:p>3968.8799999998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971.03999999981" calcext:value-type="float">
            <text:p>3971.0399999998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973.19999999981" calcext:value-type="float">
            <text:p>3973.1999999998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975.35999999981" calcext:value-type="float">
            <text:p>3975.3599999998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977.51999999981" calcext:value-type="float">
            <text:p>3977.5199999998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979.67999999981" calcext:value-type="float">
            <text:p>3979.6799999998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981.83999999981" calcext:value-type="float">
            <text:p>3981.8399999998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3984.71999999981" calcext:value-type="float">
            <text:p>3984.7199999998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987.59999999981" calcext:value-type="float">
            <text:p>3987.59999999981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990.47999999981" calcext:value-type="float">
            <text:p>3990.47999999981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993.35999999981" calcext:value-type="float">
            <text:p>3993.35999999981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996.2399999998" calcext:value-type="float">
            <text:p>3996.2399999998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999.1199999998" calcext:value-type="float">
            <text:p>3999.1199999998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001.9999999998" calcext:value-type="float">
            <text:p>4001.9999999998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004.8799999998" calcext:value-type="float">
            <text:p>4004.8799999998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007.7599999998" calcext:value-type="float">
            <text:p>4007.7599999998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010.6399999998" calcext:value-type="float">
            <text:p>4010.6399999998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013.5199999998" calcext:value-type="float">
            <text:p>4013.5199999998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4015.6799999998" calcext:value-type="float">
            <text:p>4015.6799999998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4017.8399999998" calcext:value-type="float">
            <text:p>4017.8399999998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4019.9999999998" calcext:value-type="float">
            <text:p>4019.9999999998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4022.1599999998" calcext:value-type="float">
            <text:p>4022.1599999998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4024.3199999998" calcext:value-type="float">
            <text:p>4024.3199999998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4026.4799999998" calcext:value-type="float">
            <text:p>4026.4799999998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4028.6399999998" calcext:value-type="float">
            <text:p>4028.6399999998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4030.79999999979" calcext:value-type="float">
            <text:p>4030.79999999979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4032.95999999979" calcext:value-type="float">
            <text:p>4032.95999999979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4035.11999999979" calcext:value-type="float">
            <text:p>4035.11999999979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4037.27999999979" calcext:value-type="float">
            <text:p>4037.27999999979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4039.43999999979" calcext:value-type="float">
            <text:p>4039.43999999979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4041.59999999979" calcext:value-type="float">
            <text:p>4041.59999999979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4043.75999999979" calcext:value-type="float">
            <text:p>4043.75999999979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4045.91999999979" calcext:value-type="float">
            <text:p>4045.91999999979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4048.07999999979" calcext:value-type="float">
            <text:p>4048.07999999979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4050.23999999979" calcext:value-type="float">
            <text:p>4050.23999999979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4052.39999999979" calcext:value-type="float">
            <text:p>4052.39999999979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4054.55999999979" calcext:value-type="float">
            <text:p>4054.55999999979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4056.71999999979" calcext:value-type="float">
            <text:p>4056.71999999979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4058.87999999979" calcext:value-type="float">
            <text:p>4058.87999999979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4061.03999999979" calcext:value-type="float">
            <text:p>4061.03999999979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4063.19999999979" calcext:value-type="float">
            <text:p>4063.19999999979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4065.35999999979" calcext:value-type="float">
            <text:p>4065.35999999979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4067.51999999978" calcext:value-type="float">
            <text:p>4067.51999999978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4069.67999999978" calcext:value-type="float">
            <text:p>4069.67999999978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4071.83999999978" calcext:value-type="float">
            <text:p>4071.83999999978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4073.99999999978" calcext:value-type="float">
            <text:p>4073.99999999978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4076.15999999978" calcext:value-type="float">
            <text:p>4076.15999999978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4078.31999999978" calcext:value-type="float">
            <text:p>4078.31999999978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4080.47999999978" calcext:value-type="float">
            <text:p>4080.47999999978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4082.63999999978" calcext:value-type="float">
            <text:p>4082.63999999978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4084.79999999978" calcext:value-type="float">
            <text:p>4084.79999999978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4086.95999999978" calcext:value-type="float">
            <text:p>4086.95999999978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4089.11999999978" calcext:value-type="float">
            <text:p>4089.11999999978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4091.27999999978" calcext:value-type="float">
            <text:p>4091.27999999978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4093.43999999978" calcext:value-type="float">
            <text:p>4093.43999999978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4095.59999999978" calcext:value-type="float">
            <text:p>4095.59999999978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4097.75999999978" calcext:value-type="float">
            <text:p>4097.75999999978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4099.91999999978" calcext:value-type="float">
            <text:p>4099.91999999978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4102.07999999978" calcext:value-type="float">
            <text:p>4102.07999999978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4104.23999999978" calcext:value-type="float">
            <text:p>4104.23999999978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4106.39999999978" calcext:value-type="float">
            <text:p>4106.39999999978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4108.55999999978" calcext:value-type="float">
            <text:p>4108.55999999978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4110.71999999978" calcext:value-type="float">
            <text:p>4110.71999999978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4112.87999999978" calcext:value-type="float">
            <text:p>4112.87999999978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4115.03999999978" calcext:value-type="float">
            <text:p>4115.03999999978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4117.19999999978" calcext:value-type="float">
            <text:p>4117.19999999978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4119.35999999979" calcext:value-type="float">
            <text:p>4119.35999999979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4121.51999999979" calcext:value-type="float">
            <text:p>4121.51999999979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4123.67999999979" calcext:value-type="float">
            <text:p>4123.67999999979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4125.83999999979" calcext:value-type="float">
            <text:p>4125.83999999979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4127.99999999979" calcext:value-type="float">
            <text:p>4127.99999999979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4130.15999999979" calcext:value-type="float">
            <text:p>4130.15999999979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4132.31999999979" calcext:value-type="float">
            <text:p>4132.31999999979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4134.47999999979" calcext:value-type="float">
            <text:p>4134.47999999979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4136.63999999979" calcext:value-type="float">
            <text:p>4136.63999999979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4138.07999999979" calcext:value-type="float">
            <text:p>4138.07999999979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4140.23999999979" calcext:value-type="float">
            <text:p>4140.23999999979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4141.67999999979" calcext:value-type="float">
            <text:p>4141.67999999979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4143.11999999979" calcext:value-type="float">
            <text:p>4143.11999999979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4144.55999999979" calcext:value-type="float">
            <text:p>4144.55999999979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4145.99999999979" calcext:value-type="float">
            <text:p>4145.99999999979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4148.1599999998" calcext:value-type="float">
            <text:p>4148.1599999998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4150.3199999998" calcext:value-type="float">
            <text:p>4150.3199999998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4152.4799999998" calcext:value-type="float">
            <text:p>4152.4799999998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4154.6399999998" calcext:value-type="float">
            <text:p>4154.6399999998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4156.7999999998" calcext:value-type="float">
            <text:p>4156.7999999998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4158.9599999998" calcext:value-type="float">
            <text:p>4158.9599999998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4161.1199999998" calcext:value-type="float">
            <text:p>4161.1199999998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4163.2799999998" calcext:value-type="float">
            <text:p>4163.2799999998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4164.7199999998" calcext:value-type="float">
            <text:p>4164.7199999998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4166.1599999998" calcext:value-type="float">
            <text:p>4166.1599999998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4168.3199999998" calcext:value-type="float">
            <text:p>4168.3199999998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4170.4799999998" calcext:value-type="float">
            <text:p>4170.4799999998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4171.9199999998" calcext:value-type="float">
            <text:p>4171.9199999998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4173.3599999998" calcext:value-type="float">
            <text:p>4173.3599999998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4174.79999999981" calcext:value-type="float">
            <text:p>4174.79999999981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4176.23999999981" calcext:value-type="float">
            <text:p>4176.23999999981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4177.67999999981" calcext:value-type="float">
            <text:p>4177.67999999981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4179.11999999981" calcext:value-type="float">
            <text:p>4179.11999999981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4180.55999999981" calcext:value-type="float">
            <text:p>4180.55999999981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4181.99999999981" calcext:value-type="float">
            <text:p>4181.99999999981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4183.43999999981" calcext:value-type="float">
            <text:p>4183.43999999981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4184.87999999981" calcext:value-type="float">
            <text:p>4184.87999999981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4185.59999999981" calcext:value-type="float">
            <text:p>4185.59999999981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4186.31999999981" calcext:value-type="float">
            <text:p>4186.31999999981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4187.03999999981" calcext:value-type="float">
            <text:p>4187.03999999981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4187.75999999981" calcext:value-type="float">
            <text:p>4187.75999999981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4188.47999999981" calcext:value-type="float">
            <text:p>4188.47999999981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4189.19999999981" calcext:value-type="float">
            <text:p>4189.19999999981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4189.91999999981" calcext:value-type="float">
            <text:p>4189.91999999981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4190.63999999981" calcext:value-type="float">
            <text:p>4190.63999999981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4191.35999999981" calcext:value-type="float">
            <text:p>4191.35999999981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4192.07999999981" calcext:value-type="float">
            <text:p>4192.07999999981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4192.79999999981" calcext:value-type="float">
            <text:p>4192.79999999981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4193.51999999981" calcext:value-type="float">
            <text:p>4193.51999999981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4194.23999999981" calcext:value-type="float">
            <text:p>4194.23999999981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4194.95999999981" calcext:value-type="float">
            <text:p>4194.95999999981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4195.67999999981" calcext:value-type="float">
            <text:p>4195.67999999981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4196.39999999981" calcext:value-type="float">
            <text:p>4196.39999999981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4197.11999999981" calcext:value-type="float">
            <text:p>4197.11999999981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4197.83999999981" calcext:value-type="float">
            <text:p>4197.83999999981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4198.55999999981" calcext:value-type="float">
            <text:p>4198.55999999981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4199.27999999981" calcext:value-type="float">
            <text:p>4199.27999999981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4199.99999999981" calcext:value-type="float">
            <text:p>4199.99999999981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4200.71999999981" calcext:value-type="float">
            <text:p>4200.71999999981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4202.15999999981" calcext:value-type="float">
            <text:p>4202.15999999981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4203.59999999982" calcext:value-type="float">
            <text:p>4203.59999999982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4205.03999999982" calcext:value-type="float">
            <text:p>4205.0399999998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4206.47999999982" calcext:value-type="float">
            <text:p>4206.47999999982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4207.91999999982" calcext:value-type="float">
            <text:p>4207.91999999982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4209.35999999982" calcext:value-type="float">
            <text:p>4209.35999999982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4210.79999999982" calcext:value-type="float">
            <text:p>4210.79999999982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4212.23999999982" calcext:value-type="float">
            <text:p>4212.23999999982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4212.95999999982" calcext:value-type="float">
            <text:p>4212.95999999982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4213.67999999982" calcext:value-type="float">
            <text:p>4213.67999999982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4214.39999999982" calcext:value-type="float">
            <text:p>4214.39999999982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4215.11999999982" calcext:value-type="float">
            <text:p>4215.11999999982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4215.83999999982" calcext:value-type="float">
            <text:p>4215.83999999982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4216.55999999982" calcext:value-type="float">
            <text:p>4216.55999999982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4217.27999999982" calcext:value-type="float">
            <text:p>4217.27999999982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4217.99999999982" calcext:value-type="float">
            <text:p>4217.99999999982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4218.71999999982" calcext:value-type="float">
            <text:p>4218.71999999982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4219.43999999982" calcext:value-type="float">
            <text:p>4219.43999999982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4220.15999999982" calcext:value-type="float">
            <text:p>4220.15999999982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4220.87999999982" calcext:value-type="float">
            <text:p>4220.87999999982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4221.59999999982" calcext:value-type="float">
            <text:p>4221.59999999982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4222.31999999982" calcext:value-type="float">
            <text:p>4222.31999999982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4223.03999999982" calcext:value-type="float">
            <text:p>4223.03999999982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4223.75999999982" calcext:value-type="float">
            <text:p>4223.75999999982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4224.47999999982" calcext:value-type="float">
            <text:p>4224.47999999982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4225.19999999982" calcext:value-type="float">
            <text:p>4225.19999999982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4225.91999999982" calcext:value-type="float">
            <text:p>4225.91999999982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4226.63999999982" calcext:value-type="float">
            <text:p>4226.63999999982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4227.35999999982" calcext:value-type="float">
            <text:p>4227.35999999982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4228.07999999982" calcext:value-type="float">
            <text:p>4228.07999999982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4228.79999999982" calcext:value-type="float">
            <text:p>4228.79999999982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4229.51999999982" calcext:value-type="float">
            <text:p>4229.51999999982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4230.95999999982" calcext:value-type="float">
            <text:p>4230.95999999982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4231.67999999983" calcext:value-type="float">
            <text:p>4231.67999999983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4232.39999999983" calcext:value-type="float">
            <text:p>4232.39999999983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4233.11999999983" calcext:value-type="float">
            <text:p>4233.11999999983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4233.83999999983" calcext:value-type="float">
            <text:p>4233.83999999983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4234.55999999983" calcext:value-type="float">
            <text:p>4234.55999999983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4235.27999999983" calcext:value-type="float">
            <text:p>4235.27999999983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4235.99999999983" calcext:value-type="float">
            <text:p>4235.99999999983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4236.71999999983" calcext:value-type="float">
            <text:p>4236.71999999983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4237.43999999983" calcext:value-type="float">
            <text:p>4237.43999999983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4238.15999999983" calcext:value-type="float">
            <text:p>4238.15999999983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4238.87999999983" calcext:value-type="float">
            <text:p>4238.87999999983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4239.59999999983" calcext:value-type="float">
            <text:p>4239.59999999983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4240.31999999983" calcext:value-type="float">
            <text:p>4240.31999999983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4241.03999999983" calcext:value-type="float">
            <text:p>4241.03999999983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4241.75999999983" calcext:value-type="float">
            <text:p>4241.75999999983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4242.47999999983" calcext:value-type="float">
            <text:p>4242.47999999983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4243.19999999983" calcext:value-type="float">
            <text:p>4243.19999999983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4243.91999999983" calcext:value-type="float">
            <text:p>4243.91999999983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4244.63999999983" calcext:value-type="float">
            <text:p>4244.63999999983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4245.35999999983" calcext:value-type="float">
            <text:p>4245.35999999983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4246.07999999983" calcext:value-type="float">
            <text:p>4246.07999999983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4246.79999999983" calcext:value-type="float">
            <text:p>4246.79999999983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4247.51999999983" calcext:value-type="float">
            <text:p>4247.51999999983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4248.23999999983" calcext:value-type="float">
            <text:p>4248.23999999983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4248.95999999983" calcext:value-type="float">
            <text:p>4248.95999999983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4249.67999999983" calcext:value-type="float">
            <text:p>4249.67999999983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4250.39999999983" calcext:value-type="float">
            <text:p>4250.39999999983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4251.11999999983" calcext:value-type="float">
            <text:p>4251.11999999983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4251.83999999983" calcext:value-type="float">
            <text:p>4251.83999999983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4252.55999999983" calcext:value-type="float">
            <text:p>4252.55999999983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4253.27999999983" calcext:value-type="float">
            <text:p>4253.27999999983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4253.99999999983" calcext:value-type="float">
            <text:p>4253.99999999983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4254.71999999983" calcext:value-type="float">
            <text:p>4254.71999999983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4255.43999999983" calcext:value-type="float">
            <text:p>4255.43999999983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4256.15999999983" calcext:value-type="float">
            <text:p>4256.15999999983</text:p>
          </table:table-cell>
        </table:table-row>
      </table:table>
      <table:table table:name="qm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174.72" calcext:value-type="float">
            <text:p>174.72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240.24" calcext:value-type="float">
            <text:p>240.24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262.08" calcext:value-type="float">
            <text:p>262.08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283.92" calcext:value-type="float">
            <text:p>283.92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5.76" calcext:value-type="float">
            <text:p>305.76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49.44" calcext:value-type="float">
            <text:p>349.44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93.12" calcext:value-type="float">
            <text:p>393.12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414.96" calcext:value-type="float">
            <text:p>414.96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524.16" calcext:value-type="float">
            <text:p>524.16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611.52" calcext:value-type="float">
            <text:p>611.52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655.2" calcext:value-type="float">
            <text:p>655.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698.88" calcext:value-type="float">
            <text:p>698.88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720.72" calcext:value-type="float">
            <text:p>720.72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765.12" calcext:value-type="float">
            <text:p>765.12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765.84" calcext:value-type="float">
            <text:p>765.84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766.56" calcext:value-type="float">
            <text:p>766.56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767.28" calcext:value-type="float">
            <text:p>767.2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790.56" calcext:value-type="float">
            <text:p>790.56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813.12" calcext:value-type="float">
            <text:p>813.12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835.68" calcext:value-type="float">
            <text:p>835.68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858.240000000001" calcext:value-type="float">
            <text:p>858.24000000000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880.800000000001" calcext:value-type="float">
            <text:p>880.80000000000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25.200000000001" calcext:value-type="float">
            <text:p>925.20000000000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69.600000000001" calcext:value-type="float">
            <text:p>969.60000000000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058.4" calcext:value-type="float">
            <text:p>1058.4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102.8" calcext:value-type="float">
            <text:p>1102.8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147.2" calcext:value-type="float">
            <text:p>1147.2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191.6" calcext:value-type="float">
            <text:p>1191.6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1214.16" calcext:value-type="float">
            <text:p>1214.16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1236.72" calcext:value-type="float">
            <text:p>1236.72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259.28" calcext:value-type="float">
            <text:p>1259.28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1261.44" calcext:value-type="float">
            <text:p>1261.44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1262.16" calcext:value-type="float">
            <text:p>1262.16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1262.88" calcext:value-type="float">
            <text:p>1262.88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1263.6" calcext:value-type="float">
            <text:p>1263.6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1264.32" calcext:value-type="float">
            <text:p>1264.32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1265.04" calcext:value-type="float">
            <text:p>1265.04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1265.76" calcext:value-type="float">
            <text:p>1265.76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1288.32" calcext:value-type="float">
            <text:p>1288.32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1310.88" calcext:value-type="float">
            <text:p>1310.88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1333.44" calcext:value-type="float">
            <text:p>1333.44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1378.56" calcext:value-type="float">
            <text:p>1378.56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1401.12" calcext:value-type="float">
            <text:p>1401.12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1423.68" calcext:value-type="float">
            <text:p>1423.68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1446.24" calcext:value-type="float">
            <text:p>1446.24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1468.8" calcext:value-type="float">
            <text:p>1468.8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1491.36" calcext:value-type="float">
            <text:p>1491.36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1492.08" calcext:value-type="float">
            <text:p>1492.08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1492.8" calcext:value-type="float">
            <text:p>1492.8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1492.8" calcext:value-type="float">
            <text:p>1492.8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1492.8" calcext:value-type="float">
            <text:p>1492.8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493.52" calcext:value-type="float">
            <text:p>1493.5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516.08" calcext:value-type="float">
            <text:p>1516.08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538.64" calcext:value-type="float">
            <text:p>1538.64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561.2" calcext:value-type="float">
            <text:p>1561.2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583.76" calcext:value-type="float">
            <text:p>1583.76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606.32" calcext:value-type="float">
            <text:p>1606.3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628.88" calcext:value-type="float">
            <text:p>1628.88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651.44" calcext:value-type="float">
            <text:p>1651.44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696.56" calcext:value-type="float">
            <text:p>1696.56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719.12" calcext:value-type="float">
            <text:p>1719.12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741.68" calcext:value-type="float">
            <text:p>1741.68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742.4" calcext:value-type="float">
            <text:p>1742.4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743.12" calcext:value-type="float">
            <text:p>1743.12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743.84" calcext:value-type="float">
            <text:p>1743.84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766.4" calcext:value-type="float">
            <text:p>1766.4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788.24" calcext:value-type="float">
            <text:p>1788.24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810.08" calcext:value-type="float">
            <text:p>1810.08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831.92" calcext:value-type="float">
            <text:p>1831.92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853.76" calcext:value-type="float">
            <text:p>1853.76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875.6" calcext:value-type="float">
            <text:p>1875.6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897.44" calcext:value-type="float">
            <text:p>1897.44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919.28" calcext:value-type="float">
            <text:p>1919.28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941.12" calcext:value-type="float">
            <text:p>1941.12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962.96" calcext:value-type="float">
            <text:p>1962.96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984.8" calcext:value-type="float">
            <text:p>1984.8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985.52" calcext:value-type="float">
            <text:p>1985.52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986.24" calcext:value-type="float">
            <text:p>1986.24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986.96" calcext:value-type="float">
            <text:p>1986.96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2009.52" calcext:value-type="float">
            <text:p>2009.52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2032.08" calcext:value-type="float">
            <text:p>2032.08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2054.64" calcext:value-type="float">
            <text:p>2054.64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2077.2" calcext:value-type="float">
            <text:p>2077.2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2099.76" calcext:value-type="float">
            <text:p>2099.76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2122.32" calcext:value-type="float">
            <text:p>2122.32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2166.72" calcext:value-type="float">
            <text:p>2166.72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2211.12" calcext:value-type="float">
            <text:p>2211.12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2255.52" calcext:value-type="float">
            <text:p>2255.52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2299.92" calcext:value-type="float">
            <text:p>2299.92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2344.32" calcext:value-type="float">
            <text:p>2344.32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2366.88" calcext:value-type="float">
            <text:p>2366.88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2389.44" calcext:value-type="float">
            <text:p>2389.44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2434.56" calcext:value-type="float">
            <text:p>2434.56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2456.4" calcext:value-type="float">
            <text:p>2456.4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2478.24" calcext:value-type="float">
            <text:p>2478.24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2500.08" calcext:value-type="float">
            <text:p>2500.08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2500.08" calcext:value-type="float">
            <text:p>2500.08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2500.8" calcext:value-type="float">
            <text:p>2500.8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2501.52" calcext:value-type="float">
            <text:p>2501.52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2502.24" calcext:value-type="float">
            <text:p>2502.24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2502.96" calcext:value-type="float">
            <text:p>2502.96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2503.68" calcext:value-type="float">
            <text:p>2503.68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2504.4" calcext:value-type="float">
            <text:p>2504.4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2505.12" calcext:value-type="float">
            <text:p>2505.12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2506.56" calcext:value-type="float">
            <text:p>2506.56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2507.28" calcext:value-type="float">
            <text:p>2507.28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2508.72" calcext:value-type="float">
            <text:p>2508.72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2531.28" calcext:value-type="float">
            <text:p>2531.28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2553.84" calcext:value-type="float">
            <text:p>2553.84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2576.4" calcext:value-type="float">
            <text:p>2576.4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2598.96" calcext:value-type="float">
            <text:p>2598.96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2621.52" calcext:value-type="float">
            <text:p>2621.52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2644.08" calcext:value-type="float">
            <text:p>2644.08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2666.64" calcext:value-type="float">
            <text:p>2666.64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2689.2" calcext:value-type="float">
            <text:p>2689.2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2711.76" calcext:value-type="float">
            <text:p>2711.76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2734.32" calcext:value-type="float">
            <text:p>2734.32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2756.88" calcext:value-type="float">
            <text:p>2756.88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2757.6" calcext:value-type="float">
            <text:p>2757.6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2758.32" calcext:value-type="float">
            <text:p>2758.32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2759.04" calcext:value-type="float">
            <text:p>2759.04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2781.6" calcext:value-type="float">
            <text:p>2781.6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2804.16" calcext:value-type="float">
            <text:p>2804.16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2826.72" calcext:value-type="float">
            <text:p>2826.72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2827.44" calcext:value-type="float">
            <text:p>2827.44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2828.16" calcext:value-type="float">
            <text:p>2828.16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2828.87999999999" calcext:value-type="float">
            <text:p>2828.87999999999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2829.59999999999" calcext:value-type="float">
            <text:p>2829.59999999999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2830.31999999999" calcext:value-type="float">
            <text:p>2830.31999999999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2831.03999999999" calcext:value-type="float">
            <text:p>2831.03999999999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831.75999999999" calcext:value-type="float">
            <text:p>2831.75999999999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832.47999999999" calcext:value-type="float">
            <text:p>2832.47999999999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833.19999999999" calcext:value-type="float">
            <text:p>2833.19999999999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855.03999999999" calcext:value-type="float">
            <text:p>2855.03999999999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877.59999999999" calcext:value-type="float">
            <text:p>2877.59999999999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900.15999999999" calcext:value-type="float">
            <text:p>2900.15999999999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922.71999999999" calcext:value-type="float">
            <text:p>2922.71999999999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945.27999999999" calcext:value-type="float">
            <text:p>2945.27999999999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967.83999999999" calcext:value-type="float">
            <text:p>2967.83999999999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990.39999999999" calcext:value-type="float">
            <text:p>2990.39999999999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3012.95999999999" calcext:value-type="float">
            <text:p>3012.95999999999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3035.51999999999" calcext:value-type="float">
            <text:p>3035.51999999999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3036.23999999999" calcext:value-type="float">
            <text:p>3036.23999999999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3036.95999999999" calcext:value-type="float">
            <text:p>3036.95999999999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3037.67999999999" calcext:value-type="float">
            <text:p>3037.67999999999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3038.39999999999" calcext:value-type="float">
            <text:p>3038.39999999999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3039.11999999999" calcext:value-type="float">
            <text:p>3039.11999999999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3061.67999999999" calcext:value-type="float">
            <text:p>3061.67999999999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3084.23999999999" calcext:value-type="float">
            <text:p>3084.23999999999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3106.79999999999" calcext:value-type="float">
            <text:p>3106.79999999999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3129.35999999999" calcext:value-type="float">
            <text:p>3129.35999999999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3151.91999999999" calcext:value-type="float">
            <text:p>3151.91999999999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3174.47999999999" calcext:value-type="float">
            <text:p>3174.47999999999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3197.03999999999" calcext:value-type="float">
            <text:p>3197.03999999999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3220.31999999999" calcext:value-type="float">
            <text:p>3220.31999999999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3243.59999999999" calcext:value-type="float">
            <text:p>3243.59999999999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3266.87999999999" calcext:value-type="float">
            <text:p>3266.87999999999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3268.31999999999" calcext:value-type="float">
            <text:p>3268.31999999999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3269.75999999999" calcext:value-type="float">
            <text:p>3269.75999999999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3271.91999999999" calcext:value-type="float">
            <text:p>3271.91999999999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3295.91999999999" calcext:value-type="float">
            <text:p>3295.91999999999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3319.91999999999" calcext:value-type="float">
            <text:p>3319.91999999999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3343.91999999999" calcext:value-type="float">
            <text:p>3343.91999999999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3367.91999999999" calcext:value-type="float">
            <text:p>3367.91999999999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3391.91999999999" calcext:value-type="float">
            <text:p>3391.91999999999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3415.91999999999" calcext:value-type="float">
            <text:p>3415.91999999999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3439.91999999999" calcext:value-type="float">
            <text:p>3439.91999999999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3463.91999999999" calcext:value-type="float">
            <text:p>3463.91999999999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3487.91999999999" calcext:value-type="float">
            <text:p>3487.91999999999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3511.91999999999" calcext:value-type="float">
            <text:p>3511.91999999999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514.07999999998" calcext:value-type="float">
            <text:p>3514.07999999998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516.23999999998" calcext:value-type="float">
            <text:p>3516.23999999998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3518.39999999998" calcext:value-type="float">
            <text:p>3518.39999999998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3520.55999999998" calcext:value-type="float">
            <text:p>3520.55999999998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3522.71999999998" calcext:value-type="float">
            <text:p>3522.71999999998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3524.87999999998" calcext:value-type="float">
            <text:p>3524.87999999998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3527.03999999998" calcext:value-type="float">
            <text:p>3527.03999999998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527.75999999998" calcext:value-type="float">
            <text:p>3527.75999999998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528.47999999998" calcext:value-type="float">
            <text:p>3528.47999999998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529.19999999998" calcext:value-type="float">
            <text:p>3529.19999999998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529.91999999998" calcext:value-type="float">
            <text:p>3529.91999999998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530.63999999998" calcext:value-type="float">
            <text:p>3530.63999999998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531.35999999998" calcext:value-type="float">
            <text:p>3531.35999999998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532.07999999998" calcext:value-type="float">
            <text:p>3532.07999999998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532.79999999998" calcext:value-type="float">
            <text:p>3532.79999999998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533.51999999998" calcext:value-type="float">
            <text:p>3533.51999999998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534.23999999998" calcext:value-type="float">
            <text:p>3534.23999999998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534.95999999998" calcext:value-type="float">
            <text:p>3534.95999999998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535.67999999998" calcext:value-type="float">
            <text:p>3535.67999999998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536.39999999998" calcext:value-type="float">
            <text:p>3536.39999999998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537.11999999998" calcext:value-type="float">
            <text:p>3537.11999999998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537.83999999998" calcext:value-type="float">
            <text:p>3537.83999999998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538.55999999998" calcext:value-type="float">
            <text:p>3538.55999999998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539.27999999998" calcext:value-type="float">
            <text:p>3539.27999999998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561.83999999998" calcext:value-type="float">
            <text:p>3561.83999999998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584.39999999998" calcext:value-type="float">
            <text:p>3584.39999999998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606.95999999998" calcext:value-type="float">
            <text:p>3606.95999999998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651.35999999998" calcext:value-type="float">
            <text:p>3651.35999999998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695.75999999998" calcext:value-type="float">
            <text:p>3695.75999999998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740.15999999998" calcext:value-type="float">
            <text:p>3740.15999999998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762.71999999998" calcext:value-type="float">
            <text:p>3762.71999999998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785.27999999998" calcext:value-type="float">
            <text:p>3785.27999999998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807.83999999998" calcext:value-type="float">
            <text:p>3807.83999999998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830.39999999998" calcext:value-type="float">
            <text:p>3830.39999999998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852.95999999998" calcext:value-type="float">
            <text:p>3852.95999999998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875.51999999998" calcext:value-type="float">
            <text:p>3875.51999999998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898.07999999998" calcext:value-type="float">
            <text:p>3898.07999999998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920.63999999998" calcext:value-type="float">
            <text:p>3920.63999999998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943.19999999998" calcext:value-type="float">
            <text:p>3943.19999999998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965.75999999998" calcext:value-type="float">
            <text:p>3965.75999999998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966.47999999998" calcext:value-type="float">
            <text:p>3966.47999999998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967.91999999998" calcext:value-type="float">
            <text:p>3967.91999999998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969.35999999998" calcext:value-type="float">
            <text:p>3969.35999999998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970.79999999998" calcext:value-type="float">
            <text:p>3970.79999999998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972.23999999998" calcext:value-type="float">
            <text:p>3972.23999999998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973.67999999998" calcext:value-type="float">
            <text:p>3973.67999999998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975.11999999997" calcext:value-type="float">
            <text:p>3975.11999999997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976.55999999997" calcext:value-type="float">
            <text:p>3976.55999999997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977.99999999997" calcext:value-type="float">
            <text:p>3977.99999999997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979.43999999997" calcext:value-type="float">
            <text:p>3979.43999999997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980.87999999997" calcext:value-type="float">
            <text:p>3980.87999999997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982.31999999997" calcext:value-type="float">
            <text:p>3982.31999999997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983.75999999997" calcext:value-type="float">
            <text:p>3983.75999999997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4007.03999999997" calcext:value-type="float">
            <text:p>4007.03999999997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4030.31999999997" calcext:value-type="float">
            <text:p>4030.31999999997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4053.59999999997" calcext:value-type="float">
            <text:p>4053.59999999997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4076.87999999997" calcext:value-type="float">
            <text:p>4076.87999999997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4100.15999999997" calcext:value-type="float">
            <text:p>4100.15999999997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4123.43999999997" calcext:value-type="float">
            <text:p>4123.43999999997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4146.71999999997" calcext:value-type="float">
            <text:p>4146.71999999997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4169.99999999997" calcext:value-type="float">
            <text:p>4169.99999999997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4193.27999999997" calcext:value-type="float">
            <text:p>4193.27999999997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4216.55999999997" calcext:value-type="float">
            <text:p>4216.55999999997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4239.83999999998" calcext:value-type="float">
            <text:p>4239.83999999998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4241.27999999998" calcext:value-type="float">
            <text:p>4241.27999999998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4242.71999999998" calcext:value-type="float">
            <text:p>4242.71999999998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4244.15999999998" calcext:value-type="float">
            <text:p>4244.15999999998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4245.59999999998" calcext:value-type="float">
            <text:p>4245.59999999998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4247.03999999998" calcext:value-type="float">
            <text:p>4247.03999999998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4269.59999999998" calcext:value-type="float">
            <text:p>4269.59999999998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4292.15999999998" calcext:value-type="float">
            <text:p>4292.15999999998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4314.71999999998" calcext:value-type="float">
            <text:p>4314.71999999998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4337.27999999998" calcext:value-type="float">
            <text:p>4337.27999999998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4359.83999999998" calcext:value-type="float">
            <text:p>4359.83999999998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4382.39999999998" calcext:value-type="float">
            <text:p>4382.39999999998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4404.95999999998" calcext:value-type="float">
            <text:p>4404.95999999998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4427.51999999998" calcext:value-type="float">
            <text:p>4427.51999999998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4450.07999999998" calcext:value-type="float">
            <text:p>4450.07999999998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4472.63999999998" calcext:value-type="float">
            <text:p>4472.63999999998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4495.19999999998" calcext:value-type="float">
            <text:p>4495.19999999998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4517.75999999998" calcext:value-type="float">
            <text:p>4517.75999999998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4539.59999999998" calcext:value-type="float">
            <text:p>4539.59999999998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4561.43999999998" calcext:value-type="float">
            <text:p>4561.43999999998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4583.99999999998" calcext:value-type="float">
            <text:p>4583.99999999998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4584.71999999998" calcext:value-type="float">
            <text:p>4584.71999999998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4585.43999999998" calcext:value-type="float">
            <text:p>4585.43999999998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4586.15999999998" calcext:value-type="float">
            <text:p>4586.15999999998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4586.87999999998" calcext:value-type="float">
            <text:p>4586.87999999998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4587.59999999998" calcext:value-type="float">
            <text:p>4587.59999999998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4588.31999999998" calcext:value-type="float">
            <text:p>4588.31999999998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4589.03999999998" calcext:value-type="float">
            <text:p>4589.03999999998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4589.75999999999" calcext:value-type="float">
            <text:p>4589.75999999999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4590.47999999999" calcext:value-type="float">
            <text:p>4590.47999999999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4591.19999999999" calcext:value-type="float">
            <text:p>4591.19999999999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4591.91999999999" calcext:value-type="float">
            <text:p>4591.91999999999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4592.63999999999" calcext:value-type="float">
            <text:p>4592.63999999999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4615.19999999999" calcext:value-type="float">
            <text:p>4615.19999999999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4637.75999999999" calcext:value-type="float">
            <text:p>4637.75999999999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4660.31999999999" calcext:value-type="float">
            <text:p>4660.31999999999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4682.87999999999" calcext:value-type="float">
            <text:p>4682.87999999999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4705.43999999999" calcext:value-type="float">
            <text:p>4705.43999999999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4727.99999999999" calcext:value-type="float">
            <text:p>4727.99999999999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4750.55999999999" calcext:value-type="float">
            <text:p>4750.55999999999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4773.11999999999" calcext:value-type="float">
            <text:p>4773.11999999999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4817.51999999999" calcext:value-type="float">
            <text:p>4817.51999999999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4840.07999999999" calcext:value-type="float">
            <text:p>4840.07999999999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4862.63999999999" calcext:value-type="float">
            <text:p>4862.63999999999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4885.19999999999" calcext:value-type="float">
            <text:p>4885.19999999999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4907.75999999999" calcext:value-type="float">
            <text:p>4907.75999999999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4930.31999999999" calcext:value-type="float">
            <text:p>4930.31999999999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4952.87999999999" calcext:value-type="float">
            <text:p>4952.87999999999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4975.43999999999" calcext:value-type="float">
            <text:p>4975.43999999999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4997.99999999999" calcext:value-type="float">
            <text:p>4997.99999999999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5020.55999999999" calcext:value-type="float">
            <text:p>5020.55999999999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5043.11999999999" calcext:value-type="float">
            <text:p>5043.11999999999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5043.83999999999" calcext:value-type="float">
            <text:p>5043.83999999999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5044.55999999999" calcext:value-type="float">
            <text:p>5044.55999999999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5045.27999999999" calcext:value-type="float">
            <text:p>5045.27999999999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5045.99999999999" calcext:value-type="float">
            <text:p>5045.99999999999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5046.72" calcext:value-type="float">
            <text:p>5046.72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5047.44" calcext:value-type="float">
            <text:p>5047.44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5048.16" calcext:value-type="float">
            <text:p>5048.16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5048.88" calcext:value-type="float">
            <text:p>5048.88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5049.6" calcext:value-type="float">
            <text:p>5049.6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5050.32" calcext:value-type="float">
            <text:p>5050.32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5051.04" calcext:value-type="float">
            <text:p>5051.04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5051.76" calcext:value-type="float">
            <text:p>5051.76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5052.48" calcext:value-type="float">
            <text:p>5052.48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5053.2" calcext:value-type="float">
            <text:p>5053.2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5053.92" calcext:value-type="float">
            <text:p>5053.92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5054.64" calcext:value-type="float">
            <text:p>5054.64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5055.36" calcext:value-type="float">
            <text:p>5055.36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5056.08" calcext:value-type="float">
            <text:p>5056.08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5056.8" calcext:value-type="float">
            <text:p>5056.8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5057.52" calcext:value-type="float">
            <text:p>5057.52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5058.24" calcext:value-type="float">
            <text:p>5058.24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5058.96" calcext:value-type="float">
            <text:p>5058.96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5059.68" calcext:value-type="float">
            <text:p>5059.68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5082.24" calcext:value-type="float">
            <text:p>5082.24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5104.8" calcext:value-type="float">
            <text:p>5104.8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5127.36" calcext:value-type="float">
            <text:p>5127.36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5149.92" calcext:value-type="float">
            <text:p>5149.92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5172.48" calcext:value-type="float">
            <text:p>5172.48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5195.04" calcext:value-type="float">
            <text:p>5195.04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5217.6" calcext:value-type="float">
            <text:p>5217.6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5240.88" calcext:value-type="float">
            <text:p>5240.88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5264.16" calcext:value-type="float">
            <text:p>5264.16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5287.44" calcext:value-type="float">
            <text:p>5287.44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5288.88000000001" calcext:value-type="float">
            <text:p>5288.88000000001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5290.32000000001" calcext:value-type="float">
            <text:p>5290.32000000001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5291.76000000001" calcext:value-type="float">
            <text:p>5291.76000000001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5292.48000000001" calcext:value-type="float">
            <text:p>5292.48000000001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5293.20000000001" calcext:value-type="float">
            <text:p>5293.20000000001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5293.92000000001" calcext:value-type="float">
            <text:p>5293.92000000001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5294.64000000001" calcext:value-type="float">
            <text:p>5294.64000000001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5295.36000000001" calcext:value-type="float">
            <text:p>5295.36000000001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5317.92000000001" calcext:value-type="float">
            <text:p>5317.9200000000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5340.48000000001" calcext:value-type="float">
            <text:p>5340.4800000000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5363.04000000001" calcext:value-type="float">
            <text:p>5363.0400000000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5363.76000000001" calcext:value-type="float">
            <text:p>5363.76000000001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5364.48000000001" calcext:value-type="float">
            <text:p>5364.48000000001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5365.20000000001" calcext:value-type="float">
            <text:p>5365.20000000001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5365.92000000001" calcext:value-type="float">
            <text:p>5365.92000000001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5366.64000000001" calcext:value-type="float">
            <text:p>5366.64000000001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5367.36000000001" calcext:value-type="float">
            <text:p>5367.36000000001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5368.08000000001" calcext:value-type="float">
            <text:p>5368.08000000001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5368.80000000001" calcext:value-type="float">
            <text:p>5368.80000000001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5369.52000000001" calcext:value-type="float">
            <text:p>5369.52000000001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5370.24000000001" calcext:value-type="float">
            <text:p>5370.24000000001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5370.96000000001" calcext:value-type="float">
            <text:p>5370.96000000001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5371.68000000001" calcext:value-type="float">
            <text:p>5371.68000000001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5372.40000000001" calcext:value-type="float">
            <text:p>5372.40000000001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5394.96000000001" calcext:value-type="float">
            <text:p>5394.9600000000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5416.80000000001" calcext:value-type="float">
            <text:p>5416.8000000000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5438.64000000001" calcext:value-type="float">
            <text:p>5438.6400000000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5460.48000000001" calcext:value-type="float">
            <text:p>5460.4800000000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5482.32000000001" calcext:value-type="float">
            <text:p>5482.3200000000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5504.16000000001" calcext:value-type="float">
            <text:p>5504.1600000000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5526.00000000001" calcext:value-type="float">
            <text:p>5526.0000000000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5547.84000000001" calcext:value-type="float">
            <text:p>5547.8400000000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5569.68000000001" calcext:value-type="float">
            <text:p>5569.6800000000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5592.24000000001" calcext:value-type="float">
            <text:p>5592.24000000001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5592.96000000001" calcext:value-type="float">
            <text:p>5592.96000000001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5593.68000000001" calcext:value-type="float">
            <text:p>5593.68000000001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5594.40000000001" calcext:value-type="float">
            <text:p>5594.40000000001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5595.12000000001" calcext:value-type="float">
            <text:p>5595.12000000001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5595.84000000002" calcext:value-type="float">
            <text:p>5595.84000000002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5596.56000000002" calcext:value-type="float">
            <text:p>5596.56000000002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5597.28000000002" calcext:value-type="float">
            <text:p>5597.28000000002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5598.00000000002" calcext:value-type="float">
            <text:p>5598.00000000002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5598.72000000002" calcext:value-type="float">
            <text:p>5598.72000000002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5599.44000000002" calcext:value-type="float">
            <text:p>5599.44000000002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5600.16000000002" calcext:value-type="float">
            <text:p>5600.16000000002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5600.88000000002" calcext:value-type="float">
            <text:p>5600.88000000002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5601.60000000002" calcext:value-type="float">
            <text:p>5601.60000000002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5602.32000000002" calcext:value-type="float">
            <text:p>5602.32000000002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5603.04000000002" calcext:value-type="float">
            <text:p>5603.04000000002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5603.76000000002" calcext:value-type="float">
            <text:p>5603.76000000002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5604.48000000002" calcext:value-type="float">
            <text:p>5604.48000000002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5605.20000000002" calcext:value-type="float">
            <text:p>5605.20000000002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5605.92000000002" calcext:value-type="float">
            <text:p>5605.92000000002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5606.64000000002" calcext:value-type="float">
            <text:p>5606.64000000002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5607.36000000002" calcext:value-type="float">
            <text:p>5607.36000000002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5608.08000000002" calcext:value-type="float">
            <text:p>5608.08000000002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5608.80000000002" calcext:value-type="float">
            <text:p>5608.80000000002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5609.52000000002" calcext:value-type="float">
            <text:p>5609.52000000002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5610.24000000002" calcext:value-type="float">
            <text:p>5610.24000000002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5611.68000000002" calcext:value-type="float">
            <text:p>5611.68000000002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5612.40000000002" calcext:value-type="float">
            <text:p>5612.40000000002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5613.12000000002" calcext:value-type="float">
            <text:p>5613.12000000002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5613.84000000002" calcext:value-type="float">
            <text:p>5613.84000000002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5614.56000000002" calcext:value-type="float">
            <text:p>5614.56000000002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5615.28000000002" calcext:value-type="float">
            <text:p>5615.28000000002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5616.00000000002" calcext:value-type="float">
            <text:p>5616.00000000002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5616.72000000002" calcext:value-type="float">
            <text:p>5616.72000000002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5617.44000000002" calcext:value-type="float">
            <text:p>5617.44000000002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5618.16000000002" calcext:value-type="float">
            <text:p>5618.16000000002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5640.72000000002" calcext:value-type="float">
            <text:p>5640.72000000002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5662.56000000002" calcext:value-type="float">
            <text:p>5662.56000000002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5706.24000000002" calcext:value-type="float">
            <text:p>5706.24000000002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5750.64000000002" calcext:value-type="float">
            <text:p>5750.64000000002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5795.04000000002" calcext:value-type="float">
            <text:p>5795.04000000002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5839.44000000003" calcext:value-type="float">
            <text:p>5839.44000000003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5883.84000000003" calcext:value-type="float">
            <text:p>5883.84000000003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5928.24000000003" calcext:value-type="float">
            <text:p>5928.24000000003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5972.64000000003" calcext:value-type="float">
            <text:p>5972.64000000003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6017.04000000003" calcext:value-type="float">
            <text:p>6017.04000000003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6061.44000000003" calcext:value-type="float">
            <text:p>6061.44000000003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6105.84000000003" calcext:value-type="float">
            <text:p>6105.84000000003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6128.40000000003" calcext:value-type="float">
            <text:p>6128.40000000003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6129.84000000003" calcext:value-type="float">
            <text:p>6129.84000000003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130.56000000003" calcext:value-type="float">
            <text:p>6130.56000000003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131.28000000003" calcext:value-type="float">
            <text:p>6131.28000000003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132.00000000003" calcext:value-type="float">
            <text:p>6132.00000000003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132.72000000003" calcext:value-type="float">
            <text:p>6132.72000000003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133.44000000003" calcext:value-type="float">
            <text:p>6133.44000000003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134.16000000003" calcext:value-type="float">
            <text:p>6134.16000000003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6134.88000000003" calcext:value-type="float">
            <text:p>6134.88000000003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6135.60000000003" calcext:value-type="float">
            <text:p>6135.60000000003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6158.16000000003" calcext:value-type="float">
            <text:p>6158.16000000003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6180.72000000003" calcext:value-type="float">
            <text:p>6180.72000000003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6203.28000000003" calcext:value-type="float">
            <text:p>6203.28000000003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6225.84000000003" calcext:value-type="float">
            <text:p>6225.84000000003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6248.40000000003" calcext:value-type="float">
            <text:p>6248.40000000003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6270.96000000003" calcext:value-type="float">
            <text:p>6270.96000000003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6293.52000000003" calcext:value-type="float">
            <text:p>6293.52000000003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6316.08000000003" calcext:value-type="float">
            <text:p>6316.08000000003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6316.80000000004" calcext:value-type="float">
            <text:p>6316.80000000004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6317.52000000004" calcext:value-type="float">
            <text:p>6317.52000000004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6318.24000000004" calcext:value-type="float">
            <text:p>6318.24000000004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6318.96000000004" calcext:value-type="float">
            <text:p>6318.96000000004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6319.68000000004" calcext:value-type="float">
            <text:p>6319.68000000004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6320.40000000004" calcext:value-type="float">
            <text:p>6320.40000000004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6321.12000000004" calcext:value-type="float">
            <text:p>6321.12000000004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6321.84000000004" calcext:value-type="float">
            <text:p>6321.84000000004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6322.56000000004" calcext:value-type="float">
            <text:p>6322.56000000004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6323.28000000004" calcext:value-type="float">
            <text:p>6323.28000000004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6345.84000000004" calcext:value-type="float">
            <text:p>6345.84000000004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6368.40000000004" calcext:value-type="float">
            <text:p>6368.40000000004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6390.96000000004" calcext:value-type="float">
            <text:p>6390.96000000004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6413.52000000004" calcext:value-type="float">
            <text:p>6413.52000000004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6436.08000000004" calcext:value-type="float">
            <text:p>6436.08000000004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6480.48000000004" calcext:value-type="float">
            <text:p>6480.48000000004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6524.88000000004" calcext:value-type="float">
            <text:p>6524.88000000004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6547.44000000004" calcext:value-type="float">
            <text:p>6547.44000000004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6570.00000000004" calcext:value-type="float">
            <text:p>6570.00000000004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6570.72000000004" calcext:value-type="float">
            <text:p>6570.72000000004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6571.44000000004" calcext:value-type="float">
            <text:p>6571.44000000004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6572.16000000004" calcext:value-type="float">
            <text:p>6572.16000000004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6572.88000000004" calcext:value-type="float">
            <text:p>6572.88000000004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6573.60000000004" calcext:value-type="float">
            <text:p>6573.60000000004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6574.32000000004" calcext:value-type="float">
            <text:p>6574.32000000004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6575.04000000004" calcext:value-type="float">
            <text:p>6575.04000000004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6576.48000000004" calcext:value-type="float">
            <text:p>6576.48000000004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6577.92000000004" calcext:value-type="float">
            <text:p>6577.92000000004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6579.36000000004" calcext:value-type="float">
            <text:p>6579.36000000004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6580.80000000005" calcext:value-type="float">
            <text:p>6580.80000000005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6582.24000000005" calcext:value-type="float">
            <text:p>6582.24000000005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6583.68000000005" calcext:value-type="float">
            <text:p>6583.68000000005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6585.12000000005" calcext:value-type="float">
            <text:p>6585.12000000005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6586.56000000005" calcext:value-type="float">
            <text:p>6586.56000000005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6588.00000000005" calcext:value-type="float">
            <text:p>6588.00000000005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6589.44000000005" calcext:value-type="float">
            <text:p>6589.44000000005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6590.88000000005" calcext:value-type="float">
            <text:p>6590.88000000005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6592.32000000005" calcext:value-type="float">
            <text:p>6592.32000000005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6593.76000000005" calcext:value-type="float">
            <text:p>6593.76000000005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6595.20000000005" calcext:value-type="float">
            <text:p>6595.20000000005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6596.64000000005" calcext:value-type="float">
            <text:p>6596.64000000005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6598.08000000005" calcext:value-type="float">
            <text:p>6598.08000000005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6599.52000000005" calcext:value-type="float">
            <text:p>6599.52000000005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6622.80000000005" calcext:value-type="float">
            <text:p>6622.80000000005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6646.08000000005" calcext:value-type="float">
            <text:p>6646.08000000005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6669.36000000005" calcext:value-type="float">
            <text:p>6669.36000000005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6691.92000000005" calcext:value-type="float">
            <text:p>6691.92000000005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6714.48000000005" calcext:value-type="float">
            <text:p>6714.48000000005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6737.04000000005" calcext:value-type="float">
            <text:p>6737.04000000005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6759.60000000006" calcext:value-type="float">
            <text:p>6759.60000000006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6760.32000000006" calcext:value-type="float">
            <text:p>6760.32000000006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6761.04000000006" calcext:value-type="float">
            <text:p>6761.04000000006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6761.76000000006" calcext:value-type="float">
            <text:p>6761.76000000006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6761.76000000006" calcext:value-type="float">
            <text:p>6761.76000000006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6761.76000000006" calcext:value-type="float">
            <text:p>6761.76000000006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6762.48000000006" calcext:value-type="float">
            <text:p>6762.48000000006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6763.20000000006" calcext:value-type="float">
            <text:p>6763.20000000006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6785.76000000006" calcext:value-type="float">
            <text:p>6785.76000000006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6808.32000000006" calcext:value-type="float">
            <text:p>6808.32000000006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6830.88000000006" calcext:value-type="float">
            <text:p>6830.88000000006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6853.44000000006" calcext:value-type="float">
            <text:p>6853.44000000006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6876.00000000006" calcext:value-type="float">
            <text:p>6876.00000000006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6898.56000000006" calcext:value-type="float">
            <text:p>6898.56000000006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6921.12000000006" calcext:value-type="float">
            <text:p>6921.12000000006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6943.68000000006" calcext:value-type="float">
            <text:p>6943.68000000006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6966.24000000006" calcext:value-type="float">
            <text:p>6966.24000000006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6988.80000000006" calcext:value-type="float">
            <text:p>6988.80000000006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7011.36000000006" calcext:value-type="float">
            <text:p>7011.36000000006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7033.92000000006" calcext:value-type="float">
            <text:p>7033.92000000006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7034.64000000006" calcext:value-type="float">
            <text:p>7034.64000000006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7035.36000000006" calcext:value-type="float">
            <text:p>7035.36000000006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7036.08000000006" calcext:value-type="float">
            <text:p>7036.08000000006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7036.80000000006" calcext:value-type="float">
            <text:p>7036.80000000006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7037.52000000006" calcext:value-type="float">
            <text:p>7037.52000000006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7038.24000000006" calcext:value-type="float">
            <text:p>7038.24000000006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7038.96000000006" calcext:value-type="float">
            <text:p>7038.96000000006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7061.52000000006" calcext:value-type="float">
            <text:p>7061.52000000006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7084.08000000006" calcext:value-type="float">
            <text:p>7084.08000000006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7106.64000000006" calcext:value-type="float">
            <text:p>7106.64000000006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7107.36000000006" calcext:value-type="float">
            <text:p>7107.36000000006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7108.08000000006" calcext:value-type="float">
            <text:p>7108.08000000006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7108.80000000007" calcext:value-type="float">
            <text:p>7108.80000000007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7109.52000000007" calcext:value-type="float">
            <text:p>7109.52000000007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7110.24000000007" calcext:value-type="float">
            <text:p>7110.24000000007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7111.68000000007" calcext:value-type="float">
            <text:p>7111.68000000007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7113.12000000007" calcext:value-type="float">
            <text:p>7113.12000000007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7114.56000000007" calcext:value-type="float">
            <text:p>7114.56000000007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7116.00000000007" calcext:value-type="float">
            <text:p>7116.00000000007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7117.44000000007" calcext:value-type="float">
            <text:p>7117.44000000007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7118.88000000007" calcext:value-type="float">
            <text:p>7118.88000000007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7120.32000000007" calcext:value-type="float">
            <text:p>7120.32000000007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7121.76000000007" calcext:value-type="float">
            <text:p>7121.76000000007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7122.48000000007" calcext:value-type="float">
            <text:p>7122.48000000007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7123.20000000007" calcext:value-type="float">
            <text:p>7123.20000000007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7123.92000000007" calcext:value-type="float">
            <text:p>7123.92000000007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7124.64000000007" calcext:value-type="float">
            <text:p>7124.64000000007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7125.36000000007" calcext:value-type="float">
            <text:p>7125.36000000007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7126.08000000007" calcext:value-type="float">
            <text:p>7126.08000000007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7126.80000000007" calcext:value-type="float">
            <text:p>7126.80000000007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7127.52000000007" calcext:value-type="float">
            <text:p>7127.52000000007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7128.24000000007" calcext:value-type="float">
            <text:p>7128.24000000007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7128.96000000007" calcext:value-type="float">
            <text:p>7128.96000000007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7129.68000000007" calcext:value-type="float">
            <text:p>7129.68000000007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7152.24000000007" calcext:value-type="float">
            <text:p>7152.24000000007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7174.80000000007" calcext:value-type="float">
            <text:p>7174.80000000007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7197.36000000007" calcext:value-type="float">
            <text:p>7197.36000000007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7219.92000000007" calcext:value-type="float">
            <text:p>7219.92000000007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7242.48000000007" calcext:value-type="float">
            <text:p>7242.48000000007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7265.04000000007" calcext:value-type="float">
            <text:p>7265.04000000007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7287.60000000008" calcext:value-type="float">
            <text:p>7287.60000000008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7332.00000000008" calcext:value-type="float">
            <text:p>7332.00000000008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7376.40000000008" calcext:value-type="float">
            <text:p>7376.40000000008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7420.80000000008" calcext:value-type="float">
            <text:p>7420.80000000008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7465.20000000008" calcext:value-type="float">
            <text:p>7465.20000000008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7509.60000000008" calcext:value-type="float">
            <text:p>7509.60000000008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7554.72000000008" calcext:value-type="float">
            <text:p>7554.72000000008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7599.84000000008" calcext:value-type="float">
            <text:p>7599.84000000008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7644.96000000008" calcext:value-type="float">
            <text:p>7644.96000000008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7690.08000000008" calcext:value-type="float">
            <text:p>7690.08000000008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7735.20000000008" calcext:value-type="float">
            <text:p>7735.20000000008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7758.48000000008" calcext:value-type="float">
            <text:p>7758.48000000008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7759.92000000008" calcext:value-type="float">
            <text:p>7759.92000000008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7761.36000000008" calcext:value-type="float">
            <text:p>7761.36000000008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7762.80000000008" calcext:value-type="float">
            <text:p>7762.80000000008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7764.24000000008" calcext:value-type="float">
            <text:p>7764.24000000008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7765.68000000009" calcext:value-type="float">
            <text:p>7765.68000000009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7767.12000000009" calcext:value-type="float">
            <text:p>7767.12000000009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7768.56000000009" calcext:value-type="float">
            <text:p>7768.56000000009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7770.00000000009" calcext:value-type="float">
            <text:p>7770.00000000009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7771.44000000009" calcext:value-type="float">
            <text:p>7771.44000000009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7772.88000000009" calcext:value-type="float">
            <text:p>7772.88000000009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7796.16000000009" calcext:value-type="float">
            <text:p>7796.16000000009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7819.44000000009" calcext:value-type="float">
            <text:p>7819.44000000009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7820.88000000009" calcext:value-type="float">
            <text:p>7820.88000000009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7822.32000000009" calcext:value-type="float">
            <text:p>7822.32000000009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7823.76000000009" calcext:value-type="float">
            <text:p>7823.76000000009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7825.20000000009" calcext:value-type="float">
            <text:p>7825.20000000009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7826.64000000009" calcext:value-type="float">
            <text:p>7826.64000000009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7828.08000000009" calcext:value-type="float">
            <text:p>7828.08000000009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7829.52000000009" calcext:value-type="float">
            <text:p>7829.52000000009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7853.52000000009" calcext:value-type="float">
            <text:p>7853.52000000009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7877.52000000009" calcext:value-type="float">
            <text:p>7877.52000000009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7901.5200000001" calcext:value-type="float">
            <text:p>7901.5200000001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7924.8000000001" calcext:value-type="float">
            <text:p>7924.8000000001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7948.0800000001" calcext:value-type="float">
            <text:p>7948.0800000001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7971.3600000001" calcext:value-type="float">
            <text:p>7971.3600000001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7994.6400000001" calcext:value-type="float">
            <text:p>7994.6400000001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7996.0800000001" calcext:value-type="float">
            <text:p>7996.0800000001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8018.6400000001" calcext:value-type="float">
            <text:p>8018.6400000001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8041.2000000001" calcext:value-type="float">
            <text:p>8041.2000000001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8063.7600000001" calcext:value-type="float">
            <text:p>8063.7600000001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8086.3200000001" calcext:value-type="float">
            <text:p>8086.3200000001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8108.8800000001" calcext:value-type="float">
            <text:p>8108.8800000001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8131.4400000001" calcext:value-type="float">
            <text:p>8131.4400000001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8154.0000000001" calcext:value-type="float">
            <text:p>8154.0000000001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8176.5600000001" calcext:value-type="float">
            <text:p>8176.5600000001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8199.1200000001" calcext:value-type="float">
            <text:p>8199.1200000001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8199.8400000001" calcext:value-type="float">
            <text:p>8199.8400000001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8200.5600000001" calcext:value-type="float">
            <text:p>8200.5600000001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8201.2800000001" calcext:value-type="float">
            <text:p>8201.2800000001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8202.0000000001" calcext:value-type="float">
            <text:p>8202.0000000001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8202.7200000001" calcext:value-type="float">
            <text:p>8202.7200000001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8224.5600000001" calcext:value-type="float">
            <text:p>8224.5600000001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8246.4000000001" calcext:value-type="float">
            <text:p>8246.4000000001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8268.2400000001" calcext:value-type="float">
            <text:p>8268.2400000001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8290.0800000001" calcext:value-type="float">
            <text:p>8290.0800000001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8311.9200000001" calcext:value-type="float">
            <text:p>8311.9200000001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8333.7600000001" calcext:value-type="float">
            <text:p>8333.7600000001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8356.3200000001" calcext:value-type="float">
            <text:p>8356.3200000001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8378.8800000001" calcext:value-type="float">
            <text:p>8378.8800000001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8401.4400000001" calcext:value-type="float">
            <text:p>8401.4400000001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8424.0000000001" calcext:value-type="float">
            <text:p>8424.0000000001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8424.7200000001" calcext:value-type="float">
            <text:p>8424.7200000001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8425.4400000001" calcext:value-type="float">
            <text:p>8425.4400000001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8426.16000000009" calcext:value-type="float">
            <text:p>8426.16000000009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8427.60000000009" calcext:value-type="float">
            <text:p>8427.60000000009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8428.32000000009" calcext:value-type="float">
            <text:p>8428.32000000009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8429.04000000009" calcext:value-type="float">
            <text:p>8429.04000000009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8429.76000000009" calcext:value-type="float">
            <text:p>8429.76000000009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8430.48000000009" calcext:value-type="float">
            <text:p>8430.48000000009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8431.20000000009" calcext:value-type="float">
            <text:p>8431.20000000009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8431.92000000009" calcext:value-type="float">
            <text:p>8431.92000000009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8432.64000000009" calcext:value-type="float">
            <text:p>8432.64000000009</text:p>
          </table:table-cell>
        </table:table-row>
      </table:table>
      <table:table table:name="sa-exhaustive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2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.6000001" calcext:value-type="float">
            <text:p>3.600000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6.4800005" calcext:value-type="float">
            <text:p>6.480000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7.920001" calcext:value-type="float">
            <text:p>7.92000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.502802" calcext:value-type="float">
            <text:p>30.5028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3.0856" calcext:value-type="float">
            <text:p>53.0856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75.6684" calcext:value-type="float">
            <text:p>75.6684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8.251205" calcext:value-type="float">
            <text:p>98.25120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98.97121" calcext:value-type="float">
            <text:p>98.97121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00.41121" calcext:value-type="float">
            <text:p>100.41121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01.85121" calcext:value-type="float">
            <text:p>101.85121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03.291214" calcext:value-type="float">
            <text:p>103.291214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04.73122" calcext:value-type="float">
            <text:p>104.7312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06.17122" calcext:value-type="float">
            <text:p>106.17122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07.61122" calcext:value-type="float">
            <text:p>107.61122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09.05122" calcext:value-type="float">
            <text:p>109.05122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10.49123" calcext:value-type="float">
            <text:p>110.49123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12.65123" calcext:value-type="float">
            <text:p>112.6512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14.81123" calcext:value-type="float">
            <text:p>114.81123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16.97124" calcext:value-type="float">
            <text:p>116.97124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19.13124" calcext:value-type="float">
            <text:p>119.13124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20.57124" calcext:value-type="float">
            <text:p>120.57124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22.011246" calcext:value-type="float">
            <text:p>122.011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.17125" calcext:value-type="float">
            <text:p>124.1712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48.19406" calcext:value-type="float">
            <text:p>148.19406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72.21686" calcext:value-type="float">
            <text:p>172.21686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96.23965" calcext:value-type="float">
            <text:p>196.2396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20.26245" calcext:value-type="float">
            <text:p>220.2624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44.28525" calcext:value-type="float">
            <text:p>244.2852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68.30804" calcext:value-type="float">
            <text:p>268.30804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92.33084" calcext:value-type="float">
            <text:p>292.33084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17.07364" calcext:value-type="float">
            <text:p>317.07364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41.09644" calcext:value-type="float">
            <text:p>341.0964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65.11923" calcext:value-type="float">
            <text:p>365.11923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89.14203" calcext:value-type="float">
            <text:p>389.14203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91.30203" calcext:value-type="float">
            <text:p>391.30203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94.18204" calcext:value-type="float">
            <text:p>394.18204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97.78204" calcext:value-type="float">
            <text:p>397.7820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02.10205" calcext:value-type="float">
            <text:p>402.10205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06.42206" calcext:value-type="float">
            <text:p>406.42206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10.74207" calcext:value-type="float">
            <text:p>410.74207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36.92487" calcext:value-type="float">
            <text:p>436.92487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63.10767" calcext:value-type="float">
            <text:p>463.1076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11.15326" calcext:value-type="float">
            <text:p>511.15326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59.1987" calcext:value-type="float">
            <text:p>559.198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07.24414" calcext:value-type="float">
            <text:p>607.24414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654.5696" calcext:value-type="float">
            <text:p>654.5696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701.895" calcext:value-type="float">
            <text:p>701.8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49.22046" calcext:value-type="float">
            <text:p>749.22046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796.5459" calcext:value-type="float">
            <text:p>796.5459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822.00854" calcext:value-type="float">
            <text:p>822.00854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847.4712" calcext:value-type="float">
            <text:p>847.4712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851.07104" calcext:value-type="float">
            <text:p>851.07104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855.39087" calcext:value-type="float">
            <text:p>855.39087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859.7107" calcext:value-type="float">
            <text:p>859.7107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863.31055" calcext:value-type="float">
            <text:p>863.3105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866.9104" calcext:value-type="float">
            <text:p>866.9104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870.51025" calcext:value-type="float">
            <text:p>870.5102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874.1101" calcext:value-type="float">
            <text:p>874.1101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877.70996" calcext:value-type="float">
            <text:p>877.70996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881.3098" calcext:value-type="float">
            <text:p>881.3098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884.90967" calcext:value-type="float">
            <text:p>884.90967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889.2295" calcext:value-type="float">
            <text:p>889.22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892.82935" calcext:value-type="float">
            <text:p>892.8293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897.1492" calcext:value-type="float">
            <text:p>897.1492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901.469" calcext:value-type="float">
            <text:p>901.469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905.7888" calcext:value-type="float">
            <text:p>905.7888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10.10864" calcext:value-type="float">
            <text:p>910.1086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14.42847" calcext:value-type="float">
            <text:p>914.42847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18.0283" calcext:value-type="float">
            <text:p>918.0283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21.6282" calcext:value-type="float">
            <text:p>921.6282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25.228" calcext:value-type="float">
            <text:p>925.228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28.8279" calcext:value-type="float">
            <text:p>928.8279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33.1477" calcext:value-type="float">
            <text:p>933.1477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37.4675" calcext:value-type="float">
            <text:p>937.467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41.78735" calcext:value-type="float">
            <text:p>941.7873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46.1072" calcext:value-type="float">
            <text:p>946.1072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50.427" calcext:value-type="float">
            <text:p>950.42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954.7468" calcext:value-type="float">
            <text:p>954.7468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959.7866" calcext:value-type="float">
            <text:p>959.786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964.10645" calcext:value-type="float">
            <text:p>964.10645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968.4263" calcext:value-type="float">
            <text:p>968.4263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72.7461" calcext:value-type="float">
            <text:p>972.746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77.0659" calcext:value-type="float">
            <text:p>977.0659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81.38574" calcext:value-type="float">
            <text:p>981.38574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85.70557" calcext:value-type="float">
            <text:p>985.70557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90.0254" calcext:value-type="float">
            <text:p>990.0254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94.3452" calcext:value-type="float">
            <text:p>994.3452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99.385" calcext:value-type="float">
            <text:p>999.38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26.2876" calcext:value-type="float">
            <text:p>1026.2876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53.1902" calcext:value-type="float">
            <text:p>1053.190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80.0928" calcext:value-type="float">
            <text:p>1080.0928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105.5554" calcext:value-type="float">
            <text:p>1105.5554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131.738" calcext:value-type="float">
            <text:p>1131.738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58.6406" calcext:value-type="float">
            <text:p>1158.6406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85.5432" calcext:value-type="float">
            <text:p>1185.5432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211.7258" calcext:value-type="float">
            <text:p>1211.725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238.6284" calcext:value-type="float">
            <text:p>1238.628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86.6738" calcext:value-type="float">
            <text:p>1286.6738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334.7192" calcext:value-type="float">
            <text:p>1334.7192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360.9019" calcext:value-type="float">
            <text:p>1360.9019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387.0845" calcext:value-type="float">
            <text:p>1387.084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413.2671" calcext:value-type="float">
            <text:p>1413.267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439.4497" calcext:value-type="float">
            <text:p>1439.4497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465.6323" calcext:value-type="float">
            <text:p>1465.6323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491.815" calcext:value-type="float">
            <text:p>1491.81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517.9976" calcext:value-type="float">
            <text:p>1517.9976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566.043" calcext:value-type="float">
            <text:p>1566.043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614.0884" calcext:value-type="float">
            <text:p>1614.0884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640.271" calcext:value-type="float">
            <text:p>1640.271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644.5908" calcext:value-type="float">
            <text:p>1644.5908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648.9106" calcext:value-type="float">
            <text:p>1648.9106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653.2305" calcext:value-type="float">
            <text:p>1653.230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657.5503" calcext:value-type="float">
            <text:p>1657.5503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661.8701" calcext:value-type="float">
            <text:p>1661.870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666.19" calcext:value-type="float">
            <text:p>1666.19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670.5098" calcext:value-type="float">
            <text:p>1670.5098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674.8296" calcext:value-type="float">
            <text:p>1674.8296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679.1494" calcext:value-type="float">
            <text:p>1679.1494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683.4692" calcext:value-type="float">
            <text:p>1683.4692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687.7891" calcext:value-type="float">
            <text:p>1687.789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692.1089" calcext:value-type="float">
            <text:p>1692.1089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697.1487" calcext:value-type="float">
            <text:p>1697.148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702.9084" calcext:value-type="float">
            <text:p>1702.9084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707.9482" calcext:value-type="float">
            <text:p>1707.9482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712.988" calcext:value-type="float">
            <text:p>1712.988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718.0278" calcext:value-type="float">
            <text:p>1718.0278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722.3477" calcext:value-type="float">
            <text:p>1722.347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727.3875" calcext:value-type="float">
            <text:p>1727.387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732.4272" calcext:value-type="float">
            <text:p>1732.4272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736.7471" calcext:value-type="float">
            <text:p>1736.747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763.6497" calcext:value-type="float">
            <text:p>1763.6497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789.8323" calcext:value-type="float">
            <text:p>1789.8323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837.8777" calcext:value-type="float">
            <text:p>1837.8777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885.9231" calcext:value-type="float">
            <text:p>1885.923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933.9685" calcext:value-type="float">
            <text:p>1933.968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982.0139" calcext:value-type="float">
            <text:p>1982.013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030.0593" calcext:value-type="float">
            <text:p>2030.0593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078.1047" calcext:value-type="float">
            <text:p>2078.1047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104.2874" calcext:value-type="float">
            <text:p>2104.2874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130.47" calcext:value-type="float">
            <text:p>2130.47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135.5098" calcext:value-type="float">
            <text:p>2135.5098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2139.8296" calcext:value-type="float">
            <text:p>2139.8296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144.1494" calcext:value-type="float">
            <text:p>2144.149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2148.4692" calcext:value-type="float">
            <text:p>2148.469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2152.789" calcext:value-type="float">
            <text:p>2152.78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2157.109" calcext:value-type="float">
            <text:p>2157.10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2161.4287" calcext:value-type="float">
            <text:p>2161.4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65.7485" calcext:value-type="float">
            <text:p>2165.748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2170.0684" calcext:value-type="float">
            <text:p>2170.0684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174.3882" calcext:value-type="float">
            <text:p>2174.3882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178.708" calcext:value-type="float">
            <text:p>2178.708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183.0278" calcext:value-type="float">
            <text:p>2183.027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187.3477" calcext:value-type="float">
            <text:p>2187.347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191.6675" calcext:value-type="float">
            <text:p>2191.6675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195.9873" calcext:value-type="float">
            <text:p>2195.9873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199.5872" calcext:value-type="float">
            <text:p>2199.5872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203.187" calcext:value-type="float">
            <text:p>2203.187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206.7869" calcext:value-type="float">
            <text:p>2206.7869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210.3867" calcext:value-type="float">
            <text:p>2210.3867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213.9866" calcext:value-type="float">
            <text:p>2213.9866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217.5864" calcext:value-type="float">
            <text:p>2217.5864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221.1863" calcext:value-type="float">
            <text:p>2221.186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224.7861" calcext:value-type="float">
            <text:p>2224.7861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229.106" calcext:value-type="float">
            <text:p>2229.106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254.5686" calcext:value-type="float">
            <text:p>2254.5686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280.7512" calcext:value-type="float">
            <text:p>2280.7512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306.9338" calcext:value-type="float">
            <text:p>2306.9338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333.1165" calcext:value-type="float">
            <text:p>2333.116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359.299" calcext:value-type="float">
            <text:p>2359.299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385.4817" calcext:value-type="float">
            <text:p>2385.4817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411.6643" calcext:value-type="float">
            <text:p>2411.664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437.847" calcext:value-type="float">
            <text:p>2437.84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464.0295" calcext:value-type="float">
            <text:p>2464.02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490.2122" calcext:value-type="float">
            <text:p>2490.2122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516.3948" calcext:value-type="float">
            <text:p>2516.3948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542.5774" calcext:value-type="float">
            <text:p>2542.5774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546.8972" calcext:value-type="float">
            <text:p>2546.897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551.217" calcext:value-type="float">
            <text:p>2551.217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554.097" calcext:value-type="float">
            <text:p>2554.097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556.9768" calcext:value-type="float">
            <text:p>2556.9768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559.8567" calcext:value-type="float">
            <text:p>2559.8567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562.7366" calcext:value-type="float">
            <text:p>2562.736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565.6165" calcext:value-type="float">
            <text:p>2565.616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568.4963" calcext:value-type="float">
            <text:p>2568.4963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572.0962" calcext:value-type="float">
            <text:p>2572.0962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575.696" calcext:value-type="float">
            <text:p>2575.696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580.0159" calcext:value-type="float">
            <text:p>2580.015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583.6157" calcext:value-type="float">
            <text:p>2583.6157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586.4956" calcext:value-type="float">
            <text:p>2586.4956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589.3755" calcext:value-type="float">
            <text:p>2589.375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592.2554" calcext:value-type="float">
            <text:p>2592.2554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595.1353" calcext:value-type="float">
            <text:p>2595.1353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597.2952" calcext:value-type="float">
            <text:p>2597.2952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599.455" calcext:value-type="float">
            <text:p>2599.45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600.895" calcext:value-type="float">
            <text:p>2600.8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602.335" calcext:value-type="float">
            <text:p>2602.33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603.775" calcext:value-type="float">
            <text:p>2603.77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605.2148" calcext:value-type="float">
            <text:p>2605.2148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606.6548" calcext:value-type="float">
            <text:p>2606.6548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608.8147" calcext:value-type="float">
            <text:p>2608.8147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610.9746" calcext:value-type="float">
            <text:p>2610.9746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613.1345" calcext:value-type="float">
            <text:p>2613.1345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637.1572" calcext:value-type="float">
            <text:p>2637.157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639.3171" calcext:value-type="float">
            <text:p>2639.3171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641.477" calcext:value-type="float">
            <text:p>2641.477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643.637" calcext:value-type="float">
            <text:p>2643.637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45.077" calcext:value-type="float">
            <text:p>2645.077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46.5168" calcext:value-type="float">
            <text:p>2646.5168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648.6768" calcext:value-type="float">
            <text:p>2648.6768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650.8367" calcext:value-type="float">
            <text:p>2650.8367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674.8594" calcext:value-type="float">
            <text:p>2674.8594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698.162" calcext:value-type="float">
            <text:p>2698.162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721.4648" calcext:value-type="float">
            <text:p>2721.4648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744.7676" calcext:value-type="float">
            <text:p>2744.7676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746.2075" calcext:value-type="float">
            <text:p>2746.2075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747.6475" calcext:value-type="float">
            <text:p>2747.6475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749.0874" calcext:value-type="float">
            <text:p>2749.087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750.5273" calcext:value-type="float">
            <text:p>2750.5273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751.9673" calcext:value-type="float">
            <text:p>2751.967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753.4072" calcext:value-type="float">
            <text:p>2753.407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754.8472" calcext:value-type="float">
            <text:p>2754.8472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756.287" calcext:value-type="float">
            <text:p>2756.28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757.727" calcext:value-type="float">
            <text:p>2757.727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759.167" calcext:value-type="float">
            <text:p>2759.167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760.607" calcext:value-type="float">
            <text:p>2760.607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762.0469" calcext:value-type="float">
            <text:p>2762.0469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763.4868" calcext:value-type="float">
            <text:p>2763.4868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764.9268" calcext:value-type="float">
            <text:p>2764.9268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788.2295" calcext:value-type="float">
            <text:p>2788.22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11.5322" calcext:value-type="float">
            <text:p>2811.5322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34.835" calcext:value-type="float">
            <text:p>2834.83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58.1377" calcext:value-type="float">
            <text:p>2858.1377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881.4404" calcext:value-type="float">
            <text:p>2881.4404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04.0232" calcext:value-type="float">
            <text:p>2904.0232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26.606" calcext:value-type="float">
            <text:p>2926.606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71.0515" calcext:value-type="float">
            <text:p>2971.0515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015.497" calcext:value-type="float">
            <text:p>3015.497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38.0798" calcext:value-type="float">
            <text:p>3038.079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38.7998" calcext:value-type="float">
            <text:p>3038.7998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39.5198" calcext:value-type="float">
            <text:p>3039.5198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040.2397" calcext:value-type="float">
            <text:p>3040.2397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041.6797" calcext:value-type="float">
            <text:p>3041.679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043.1196" calcext:value-type="float">
            <text:p>3043.1196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044.5596" calcext:value-type="float">
            <text:p>3044.5596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045.2795" calcext:value-type="float">
            <text:p>3045.2795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045.9995" calcext:value-type="float">
            <text:p>3045.9995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046.7195" calcext:value-type="float">
            <text:p>3046.7195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047.4395" calcext:value-type="float">
            <text:p>3047.43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048.8794" calcext:value-type="float">
            <text:p>3048.8794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050.3193" calcext:value-type="float">
            <text:p>3050.3193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051.7593" calcext:value-type="float">
            <text:p>3051.7593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053.1992" calcext:value-type="float">
            <text:p>3053.199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054.6392" calcext:value-type="float">
            <text:p>3054.639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056.079" calcext:value-type="float">
            <text:p>3056.079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057.519" calcext:value-type="float">
            <text:p>3057.519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058.959" calcext:value-type="float">
            <text:p>3058.959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060.399" calcext:value-type="float">
            <text:p>3060.399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061.8389" calcext:value-type="float">
            <text:p>3061.8389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062.5588" calcext:value-type="float">
            <text:p>3062.5588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063.2788" calcext:value-type="float">
            <text:p>3063.278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085.8616" calcext:value-type="float">
            <text:p>3085.8616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108.4443" calcext:value-type="float">
            <text:p>3108.444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131.027" calcext:value-type="float">
            <text:p>3131.027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153.6099" calcext:value-type="float">
            <text:p>3153.6099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176.1926" calcext:value-type="float">
            <text:p>3176.1926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198.7754" calcext:value-type="float">
            <text:p>3198.7754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221.3582" calcext:value-type="float">
            <text:p>3221.3582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243.941" calcext:value-type="float">
            <text:p>3243.94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244.661" calcext:value-type="float">
            <text:p>3244.661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245.3809" calcext:value-type="float">
            <text:p>3245.3809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246.1008" calcext:value-type="float">
            <text:p>3246.1008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246.8208" calcext:value-type="float">
            <text:p>3246.8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7.5408" calcext:value-type="float">
            <text:p>3247.5408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248.2607" calcext:value-type="float">
            <text:p>3248.2607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248.9807" calcext:value-type="float">
            <text:p>3248.9807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249.7007" calcext:value-type="float">
            <text:p>3249.7007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250.4207" calcext:value-type="float">
            <text:p>3250.420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251.1406" calcext:value-type="float">
            <text:p>3251.1406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251.8606" calcext:value-type="float">
            <text:p>3251.8606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252.5806" calcext:value-type="float">
            <text:p>3252.5806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253.3005" calcext:value-type="float">
            <text:p>3253.3005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254.0205" calcext:value-type="float">
            <text:p>3254.0205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254.7405" calcext:value-type="float">
            <text:p>3254.7405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255.4604" calcext:value-type="float">
            <text:p>3255.4604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256.1804" calcext:value-type="float">
            <text:p>3256.1804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257.6204" calcext:value-type="float">
            <text:p>3257.6204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259.0603" calcext:value-type="float">
            <text:p>3259.0603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260.5002" calcext:value-type="float">
            <text:p>3260.5002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261.9402" calcext:value-type="float">
            <text:p>3261.9402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263.3801" calcext:value-type="float">
            <text:p>3263.3801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265.54" calcext:value-type="float">
            <text:p>3265.54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267.7" calcext:value-type="float">
            <text:p>3267.7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269.8599" calcext:value-type="float">
            <text:p>3269.8599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272.0198" calcext:value-type="float">
            <text:p>3272.0198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274.1797" calcext:value-type="float">
            <text:p>3274.1797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275.6196" calcext:value-type="float">
            <text:p>3275.6196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277.0596" calcext:value-type="float">
            <text:p>3277.059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278.4995" calcext:value-type="float">
            <text:p>3278.499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279.9395" calcext:value-type="float">
            <text:p>3279.9395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281.3794" calcext:value-type="float">
            <text:p>3281.3794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283.5393" calcext:value-type="float">
            <text:p>3283.5393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285.6992" calcext:value-type="float">
            <text:p>3285.6992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287.8591" calcext:value-type="float">
            <text:p>3287.859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290.019" calcext:value-type="float">
            <text:p>3290.019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292.179" calcext:value-type="float">
            <text:p>3292.179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294.3389" calcext:value-type="float">
            <text:p>3294.3389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295.7788" calcext:value-type="float">
            <text:p>3295.7788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297.9387" calcext:value-type="float">
            <text:p>3297.9387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299.3787" calcext:value-type="float">
            <text:p>3299.3787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300.8186" calcext:value-type="float">
            <text:p>3300.8186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301.5386" calcext:value-type="float">
            <text:p>3301.5386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302.2585" calcext:value-type="float">
            <text:p>3302.258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303.6985" calcext:value-type="float">
            <text:p>3303.6985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305.1384" calcext:value-type="float">
            <text:p>3305.1384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306.5784" calcext:value-type="float">
            <text:p>3306.5784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307.2983" calcext:value-type="float">
            <text:p>3307.2983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308.0183" calcext:value-type="float">
            <text:p>3308.0183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308.7383" calcext:value-type="float">
            <text:p>3308.7383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309.4583" calcext:value-type="float">
            <text:p>3309.458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310.1782" calcext:value-type="float">
            <text:p>3310.1782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310.8982" calcext:value-type="float">
            <text:p>3310.898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312.3381" calcext:value-type="float">
            <text:p>3312.338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313.778" calcext:value-type="float">
            <text:p>3313.778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315.218" calcext:value-type="float">
            <text:p>3315.21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316.658" calcext:value-type="float">
            <text:p>3316.65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318.098" calcext:value-type="float">
            <text:p>3318.098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319.5378" calcext:value-type="float">
            <text:p>3319.5378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320.9778" calcext:value-type="float">
            <text:p>3320.9778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322.4177" calcext:value-type="float">
            <text:p>3322.4177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323.8577" calcext:value-type="float">
            <text:p>3323.8577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325.2976" calcext:value-type="float">
            <text:p>3325.2976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326.7375" calcext:value-type="float">
            <text:p>3326.7375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328.1775" calcext:value-type="float">
            <text:p>3328.1775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329.6174" calcext:value-type="float">
            <text:p>3329.6174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331.0574" calcext:value-type="float">
            <text:p>3331.0574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332.4973" calcext:value-type="float">
            <text:p>3332.4973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333.9373" calcext:value-type="float">
            <text:p>3333.9373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336.0972" calcext:value-type="float">
            <text:p>3336.0972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338.257" calcext:value-type="float">
            <text:p>3338.257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340.417" calcext:value-type="float">
            <text:p>3340.417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342.577" calcext:value-type="float">
            <text:p>3342.57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345.4568" calcext:value-type="float">
            <text:p>3345.456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348.3367" calcext:value-type="float">
            <text:p>3348.336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350.4966" calcext:value-type="float">
            <text:p>3350.4966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352.6565" calcext:value-type="float">
            <text:p>3352.6565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354.8164" calcext:value-type="float">
            <text:p>3354.8164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356.9763" calcext:value-type="float">
            <text:p>3356.976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59.1362" calcext:value-type="float">
            <text:p>3359.1362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361.2961" calcext:value-type="float">
            <text:p>3361.2961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362.736" calcext:value-type="float">
            <text:p>3362.736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364.176" calcext:value-type="float">
            <text:p>3364.176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367.056" calcext:value-type="float">
            <text:p>3367.05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369.9358" calcext:value-type="float">
            <text:p>3369.9358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372.8157" calcext:value-type="float">
            <text:p>3372.815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375.6956" calcext:value-type="float">
            <text:p>3375.6956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378.5754" calcext:value-type="float">
            <text:p>3378.5754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381.4553" calcext:value-type="float">
            <text:p>3381.4553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384.3352" calcext:value-type="float">
            <text:p>3384.3352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387.215" calcext:value-type="float">
            <text:p>3387.215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390.095" calcext:value-type="float">
            <text:p>3390.095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392.9749" calcext:value-type="float">
            <text:p>3392.9749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395.8547" calcext:value-type="float">
            <text:p>3395.854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398.7346" calcext:value-type="float">
            <text:p>3398.7346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401.6145" calcext:value-type="float">
            <text:p>3401.614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404.4944" calcext:value-type="float">
            <text:p>3404.4944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408.0942" calcext:value-type="float">
            <text:p>3408.0942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411.694" calcext:value-type="float">
            <text:p>3411.69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416.014" calcext:value-type="float">
            <text:p>3416.014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420.3337" calcext:value-type="float">
            <text:p>3420.3337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424.6536" calcext:value-type="float">
            <text:p>3424.6536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428.9734" calcext:value-type="float">
            <text:p>3428.9734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433.2932" calcext:value-type="float">
            <text:p>3433.2932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437.613" calcext:value-type="float">
            <text:p>3437.613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441.9329" calcext:value-type="float">
            <text:p>3441.9329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446.2527" calcext:value-type="float">
            <text:p>3446.2527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449.8525" calcext:value-type="float">
            <text:p>3449.8525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452.7324" calcext:value-type="float">
            <text:p>3452.7324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456.3323" calcext:value-type="float">
            <text:p>3456.3323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459.2122" calcext:value-type="float">
            <text:p>3459.2122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462.092" calcext:value-type="float">
            <text:p>3462.092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464.972" calcext:value-type="float">
            <text:p>3464.972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467.8518" calcext:value-type="float">
            <text:p>3467.8518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470.7317" calcext:value-type="float">
            <text:p>3470.7317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495.4744" calcext:value-type="float">
            <text:p>3495.4744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520.937" calcext:value-type="float">
            <text:p>3520.93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547.1196" calcext:value-type="float">
            <text:p>3547.1196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572.5823" calcext:value-type="float">
            <text:p>3572.582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598.045" calcext:value-type="float">
            <text:p>3598.045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623.5076" calcext:value-type="float">
            <text:p>3623.5076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648.9702" calcext:value-type="float">
            <text:p>3648.9702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674.4329" calcext:value-type="float">
            <text:p>3674.4329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700.6155" calcext:value-type="float">
            <text:p>3700.615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726.798" calcext:value-type="float">
            <text:p>3726.798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752.9807" calcext:value-type="float">
            <text:p>3752.9807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779.1633" calcext:value-type="float">
            <text:p>3779.163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783.4832" calcext:value-type="float">
            <text:p>3783.4832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787.083" calcext:value-type="float">
            <text:p>3787.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90.6829" calcext:value-type="float">
            <text:p>3790.6829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794.2827" calcext:value-type="float">
            <text:p>3794.2827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797.8826" calcext:value-type="float">
            <text:p>3797.8826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801.4824" calcext:value-type="float">
            <text:p>3801.4824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826.945" calcext:value-type="float">
            <text:p>3826.94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830.545" calcext:value-type="float">
            <text:p>3830.54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834.1448" calcext:value-type="float">
            <text:p>3834.1448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837.7446" calcext:value-type="float">
            <text:p>3837.7446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841.3445" calcext:value-type="float">
            <text:p>3841.3445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844.9443" calcext:value-type="float">
            <text:p>3844.9443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848.5442" calcext:value-type="float">
            <text:p>3848.5442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852.144" calcext:value-type="float">
            <text:p>3852.144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855.744" calcext:value-type="float">
            <text:p>3855.744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859.3438" calcext:value-type="float">
            <text:p>3859.3438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862.9436" calcext:value-type="float">
            <text:p>3862.9436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866.5435" calcext:value-type="float">
            <text:p>3866.5435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870.1433" calcext:value-type="float">
            <text:p>3870.1433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873.7432" calcext:value-type="float">
            <text:p>3873.7432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877.343" calcext:value-type="float">
            <text:p>3877.343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880.9429" calcext:value-type="float">
            <text:p>3880.9429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884.5427" calcext:value-type="float">
            <text:p>3884.5427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888.1426" calcext:value-type="float">
            <text:p>3888.1426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891.7424" calcext:value-type="float">
            <text:p>3891.7424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895.3423" calcext:value-type="float">
            <text:p>3895.3423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898.9421" calcext:value-type="float">
            <text:p>3898.942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902.542" calcext:value-type="float">
            <text:p>3902.542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906.1418" calcext:value-type="float">
            <text:p>3906.141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909.7417" calcext:value-type="float">
            <text:p>3909.741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914.0615" calcext:value-type="float">
            <text:p>3914.061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917.6614" calcext:value-type="float">
            <text:p>3917.661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921.2612" calcext:value-type="float">
            <text:p>3921.2612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924.861" calcext:value-type="float">
            <text:p>3924.86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928.461" calcext:value-type="float">
            <text:p>3928.46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932.7808" calcext:value-type="float">
            <text:p>3932.7808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937.1006" calcext:value-type="float">
            <text:p>3937.1006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941.4204" calcext:value-type="float">
            <text:p>3941.4204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945.7402" calcext:value-type="float">
            <text:p>3945.7402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950.06" calcext:value-type="float">
            <text:p>3950.06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954.38" calcext:value-type="float">
            <text:p>3954.38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958.6997" calcext:value-type="float">
            <text:p>3958.6997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963.0195" calcext:value-type="float">
            <text:p>3963.0195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967.3394" calcext:value-type="float">
            <text:p>3967.3394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970.9392" calcext:value-type="float">
            <text:p>3970.9392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975.259" calcext:value-type="float">
            <text:p>3975.259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978.859" calcext:value-type="float">
            <text:p>3978.859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982.4587" calcext:value-type="float">
            <text:p>3982.458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007.2014" calcext:value-type="float">
            <text:p>4007.2014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031.944" calcext:value-type="float">
            <text:p>4031.944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056.6868" calcext:value-type="float">
            <text:p>4056.6868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081.4294" calcext:value-type="float">
            <text:p>4081.429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106.1724" calcext:value-type="float">
            <text:p>4106.1724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130.916" calcext:value-type="float">
            <text:p>4130.916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155.6597" calcext:value-type="float">
            <text:p>4155.6597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180.4033" calcext:value-type="float">
            <text:p>4180.4033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205.147" calcext:value-type="float">
            <text:p>4205.147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229.8906" calcext:value-type="float">
            <text:p>4229.8906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254.6343" calcext:value-type="float">
            <text:p>4254.6343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279.378" calcext:value-type="float">
            <text:p>4279.378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304.1216" calcext:value-type="float">
            <text:p>4304.1216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328.865" calcext:value-type="float">
            <text:p>4328.865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352.8887" calcext:value-type="float">
            <text:p>4352.8887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355.0493" calcext:value-type="float">
            <text:p>4355.0493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357.21" calcext:value-type="float">
            <text:p>4357.21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359.3706" calcext:value-type="float">
            <text:p>4359.370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361.5313" calcext:value-type="float">
            <text:p>4361.5313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363.692" calcext:value-type="float">
            <text:p>4363.692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365.8525" calcext:value-type="float">
            <text:p>4365.8525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368.013" calcext:value-type="float">
            <text:p>4368.013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370.174" calcext:value-type="float">
            <text:p>4370.174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372.3345" calcext:value-type="float">
            <text:p>4372.3345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374.495" calcext:value-type="float">
            <text:p>4374.495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376.656" calcext:value-type="float">
            <text:p>4376.656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379.5366" calcext:value-type="float">
            <text:p>4379.5366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381.6973" calcext:value-type="float">
            <text:p>4381.6973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383.858" calcext:value-type="float">
            <text:p>4383.85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386.0186" calcext:value-type="float">
            <text:p>4386.0186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388.179" calcext:value-type="float">
            <text:p>4388.179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390.34" calcext:value-type="float">
            <text:p>4390.34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392.5005" calcext:value-type="float">
            <text:p>4392.5005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394.661" calcext:value-type="float">
            <text:p>4394.66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396.822" calcext:value-type="float">
            <text:p>4396.822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398.9824" calcext:value-type="float">
            <text:p>4398.9824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401.143" calcext:value-type="float">
            <text:p>4401.143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403.3037" calcext:value-type="float">
            <text:p>4403.3037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406.1846" calcext:value-type="float">
            <text:p>4406.184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408.345" calcext:value-type="float">
            <text:p>4408.34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432.3687" calcext:value-type="float">
            <text:p>4432.3687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4455.672" calcext:value-type="float">
            <text:p>4455.672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4478.975" calcext:value-type="float">
            <text:p>4478.97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4480.4155" calcext:value-type="float">
            <text:p>4480.415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4481.856" calcext:value-type="float">
            <text:p>4481.856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4483.2964" calcext:value-type="float">
            <text:p>4483.2964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4484.737" calcext:value-type="float">
            <text:p>4484.73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4486.1772" calcext:value-type="float">
            <text:p>4486.1772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4508.7603" calcext:value-type="float">
            <text:p>4508.7603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4531.3433" calcext:value-type="float">
            <text:p>4531.3433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4553.9263" calcext:value-type="float">
            <text:p>4553.9263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4576.5093" calcext:value-type="float">
            <text:p>4576.509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4599.0923" calcext:value-type="float">
            <text:p>4599.0923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4621.6753" calcext:value-type="float">
            <text:p>4621.675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644.2583" calcext:value-type="float">
            <text:p>4644.2583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4644.9785" calcext:value-type="float">
            <text:p>4644.9785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4645.6987" calcext:value-type="float">
            <text:p>4645.6987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4646.419" calcext:value-type="float">
            <text:p>4646.419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4647.8594" calcext:value-type="float">
            <text:p>4647.859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4649.3" calcext:value-type="float">
            <text:p>4649.3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4650.74" calcext:value-type="float">
            <text:p>4650.74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4652.1807" calcext:value-type="float">
            <text:p>4652.1807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4653.621" calcext:value-type="float">
            <text:p>4653.621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4655.0615" calcext:value-type="float">
            <text:p>4655.061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4655.7817" calcext:value-type="float">
            <text:p>4655.7817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4656.502" calcext:value-type="float">
            <text:p>4656.502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4657.222" calcext:value-type="float">
            <text:p>4657.222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4679.805" calcext:value-type="float">
            <text:p>4679.80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4703.1084" calcext:value-type="float">
            <text:p>4703.108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4726.4116" calcext:value-type="float">
            <text:p>4726.411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4749.715" calcext:value-type="float">
            <text:p>4749.71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4773.018" calcext:value-type="float">
            <text:p>4773.018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4818.184" calcext:value-type="float">
            <text:p>4818.184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4863.35" calcext:value-type="float">
            <text:p>4863.35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4907.796" calcext:value-type="float">
            <text:p>4907.796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4952.2417" calcext:value-type="float">
            <text:p>4952.241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4996.6875" calcext:value-type="float">
            <text:p>4996.6875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040.413" calcext:value-type="float">
            <text:p>5040.413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084.1387" calcext:value-type="float">
            <text:p>5084.1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49.727" calcext:value-type="float">
            <text:p>5149.727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215.3154" calcext:value-type="float">
            <text:p>5215.3154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259.041" calcext:value-type="float">
            <text:p>5259.041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281.624" calcext:value-type="float">
            <text:p>5281.624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304.207" calcext:value-type="float">
            <text:p>5304.207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304.9272" calcext:value-type="float">
            <text:p>5304.9272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305.6475" calcext:value-type="float">
            <text:p>5305.6475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327.5103" calcext:value-type="float">
            <text:p>5327.5103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349.373" calcext:value-type="float">
            <text:p>5349.373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371.236" calcext:value-type="float">
            <text:p>5371.23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393.819" calcext:value-type="float">
            <text:p>5393.819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394.539" calcext:value-type="float">
            <text:p>5394.539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395.2593" calcext:value-type="float">
            <text:p>5395.2593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395.9795" calcext:value-type="float">
            <text:p>5395.9795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396.6997" calcext:value-type="float">
            <text:p>5396.699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397.42" calcext:value-type="float">
            <text:p>5397.42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398.14" calcext:value-type="float">
            <text:p>5398.14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398.8604" calcext:value-type="float">
            <text:p>5398.8604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399.5806" calcext:value-type="float">
            <text:p>5399.580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400.301" calcext:value-type="float">
            <text:p>5400.301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401.021" calcext:value-type="float">
            <text:p>5401.021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401.741" calcext:value-type="float">
            <text:p>5401.741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402.4614" calcext:value-type="float">
            <text:p>5402.461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403.902" calcext:value-type="float">
            <text:p>5403.902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405.3423" calcext:value-type="float">
            <text:p>5405.342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406.7827" calcext:value-type="float">
            <text:p>5406.782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407.503" calcext:value-type="float">
            <text:p>5407.503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408.9434" calcext:value-type="float">
            <text:p>5408.9434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409.6636" calcext:value-type="float">
            <text:p>5409.6636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5411.104" calcext:value-type="float">
            <text:p>5411.104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412.5444" calcext:value-type="float">
            <text:p>5412.544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5413.985" calcext:value-type="float">
            <text:p>5413.98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415.4253" calcext:value-type="float">
            <text:p>5415.4253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416.8657" calcext:value-type="float">
            <text:p>5416.8657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418.306" calcext:value-type="float">
            <text:p>5418.30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419.7466" calcext:value-type="float">
            <text:p>5419.7466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5421.187" calcext:value-type="float">
            <text:p>5421.187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5423.3477" calcext:value-type="float">
            <text:p>5423.3477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5424.068" calcext:value-type="float">
            <text:p>5424.068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5425.5083" calcext:value-type="float">
            <text:p>5425.5083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426.9487" calcext:value-type="float">
            <text:p>5426.9487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5428.389" calcext:value-type="float">
            <text:p>5428.389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5429.8296" calcext:value-type="float">
            <text:p>5429.829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5431.27" calcext:value-type="float">
            <text:p>5431.27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432.7104" calcext:value-type="float">
            <text:p>5432.7104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433.4307" calcext:value-type="float">
            <text:p>5433.4307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5434.151" calcext:value-type="float">
            <text:p>5434.151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5434.871" calcext:value-type="float">
            <text:p>5434.871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437.0317" calcext:value-type="float">
            <text:p>5437.0317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5439.1924" calcext:value-type="float">
            <text:p>5439.192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441.353" calcext:value-type="float">
            <text:p>5441.35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5443.5137" calcext:value-type="float">
            <text:p>5443.513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5445.6743" calcext:value-type="float">
            <text:p>5445.6743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5447.835" calcext:value-type="float">
            <text:p>5447.835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5450.716" calcext:value-type="float">
            <text:p>5450.71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452.8765" calcext:value-type="float">
            <text:p>5452.8765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5455.037" calcext:value-type="float">
            <text:p>5455.037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5457.1978" calcext:value-type="float">
            <text:p>5457.1978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5459.3584" calcext:value-type="float">
            <text:p>5459.3584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5462.2393" calcext:value-type="float">
            <text:p>5462.239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465.12" calcext:value-type="float">
            <text:p>5465.12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5468.001" calcext:value-type="float">
            <text:p>5468.00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5470.882" calcext:value-type="float">
            <text:p>5470.882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5473.7627" calcext:value-type="float">
            <text:p>5473.7627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5476.6436" calcext:value-type="float">
            <text:p>5476.6436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479.5244" calcext:value-type="float">
            <text:p>5479.5244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5482.4053" calcext:value-type="float">
            <text:p>5482.4053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5485.286" calcext:value-type="float">
            <text:p>5485.286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5487.447" calcext:value-type="float">
            <text:p>5487.447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5489.6074" calcext:value-type="float">
            <text:p>5489.607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491.768" calcext:value-type="float">
            <text:p>5491.768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5493.9287" calcext:value-type="float">
            <text:p>5493.9287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5496.0894" calcext:value-type="float">
            <text:p>5496.0894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5498.25" calcext:value-type="float">
            <text:p>5498.2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5500.4106" calcext:value-type="float">
            <text:p>5500.410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501.851" calcext:value-type="float">
            <text:p>5501.851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5504.0117" calcext:value-type="float">
            <text:p>5504.011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5506.1724" calcext:value-type="float">
            <text:p>5506.1724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5508.333" calcext:value-type="float">
            <text:p>5508.33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5510.4937" calcext:value-type="float">
            <text:p>5510.4937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512.6543" calcext:value-type="float">
            <text:p>5512.6543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5514.815" calcext:value-type="float">
            <text:p>5514.815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5516.2554" calcext:value-type="float">
            <text:p>5516.2554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5517.696" calcext:value-type="float">
            <text:p>5517.696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5519.136" calcext:value-type="float">
            <text:p>5519.136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520.5767" calcext:value-type="float">
            <text:p>5520.5767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5522.7373" calcext:value-type="float">
            <text:p>5522.7373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5524.1777" calcext:value-type="float">
            <text:p>5524.1777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5547.481" calcext:value-type="float">
            <text:p>5547.481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549.6416" calcext:value-type="float">
            <text:p>5549.641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551.8022" calcext:value-type="float">
            <text:p>5551.8022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5553.963" calcext:value-type="float">
            <text:p>5553.963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5554.683" calcext:value-type="float">
            <text:p>5554.683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5555.4033" calcext:value-type="float">
            <text:p>5555.4033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5556.1235" calcext:value-type="float">
            <text:p>5556.1235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5556.8438" calcext:value-type="float">
            <text:p>5556.8438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5557.564" calcext:value-type="float">
            <text:p>5557.564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5558.284" calcext:value-type="float">
            <text:p>5558.284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5559.0044" calcext:value-type="float">
            <text:p>5559.0044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5559.7246" calcext:value-type="float">
            <text:p>5559.7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0.445" calcext:value-type="float">
            <text:p>5560.445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5561.165" calcext:value-type="float">
            <text:p>5561.16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5561.8853" calcext:value-type="float">
            <text:p>5561.8853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5562.6055" calcext:value-type="float">
            <text:p>5562.6055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5563.3257" calcext:value-type="float">
            <text:p>5563.3257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5585.9087" calcext:value-type="float">
            <text:p>5585.908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5608.4917" calcext:value-type="float">
            <text:p>5608.4917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5631.0747" calcext:value-type="float">
            <text:p>5631.0747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5654.378" calcext:value-type="float">
            <text:p>5654.378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5677.681" calcext:value-type="float">
            <text:p>5677.681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5679.1216" calcext:value-type="float">
            <text:p>5679.1216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5680.562" calcext:value-type="float">
            <text:p>5680.562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5682.0024" calcext:value-type="float">
            <text:p>5682.0024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5683.443" calcext:value-type="float">
            <text:p>5683.443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5684.8833" calcext:value-type="float">
            <text:p>5684.883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5687.044" calcext:value-type="float">
            <text:p>5687.04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5688.4844" calcext:value-type="float">
            <text:p>5688.4844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689.925" calcext:value-type="float">
            <text:p>5689.92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691.365" calcext:value-type="float">
            <text:p>5691.365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692.8057" calcext:value-type="float">
            <text:p>5692.8057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5694.246" calcext:value-type="float">
            <text:p>5694.246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5695.6865" calcext:value-type="float">
            <text:p>5695.6865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5696.4067" calcext:value-type="float">
            <text:p>5696.406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5697.127" calcext:value-type="float">
            <text:p>5697.127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5697.847" calcext:value-type="float">
            <text:p>5697.84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698.5674" calcext:value-type="float">
            <text:p>5698.5674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5699.2876" calcext:value-type="float">
            <text:p>5699.2876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5700.008" calcext:value-type="float">
            <text:p>5700.008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5700.728" calcext:value-type="float">
            <text:p>5700.728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5701.448" calcext:value-type="float">
            <text:p>5701.448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5702.1685" calcext:value-type="float">
            <text:p>5702.1685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5702.8887" calcext:value-type="float">
            <text:p>5702.8887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5703.609" calcext:value-type="float">
            <text:p>5703.609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704.329" calcext:value-type="float">
            <text:p>5704.329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705.0493" calcext:value-type="float">
            <text:p>5705.0493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705.7695" calcext:value-type="float">
            <text:p>5705.7695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5706.4897" calcext:value-type="float">
            <text:p>5706.489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5707.93" calcext:value-type="float">
            <text:p>5707.93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5708.6504" calcext:value-type="float">
            <text:p>5708.6504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5709.3706" calcext:value-type="float">
            <text:p>5709.3706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5710.091" calcext:value-type="float">
            <text:p>5710.091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5710.811" calcext:value-type="float">
            <text:p>5710.811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5710.811" calcext:value-type="float">
            <text:p>5710.811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5732.674" calcext:value-type="float">
            <text:p>5732.674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5754.5366" calcext:value-type="float">
            <text:p>5754.5366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5777.1196" calcext:value-type="float">
            <text:p>5777.1196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5777.1196" calcext:value-type="float">
            <text:p>5777.119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5777.84" calcext:value-type="float">
            <text:p>5777.84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5778.56" calcext:value-type="float">
            <text:p>5778.5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5779.2803" calcext:value-type="float">
            <text:p>5779.2803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5780.0005" calcext:value-type="float">
            <text:p>5780.0005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5780.7207" calcext:value-type="float">
            <text:p>5780.720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5781.441" calcext:value-type="float">
            <text:p>5781.441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5782.8813" calcext:value-type="float">
            <text:p>5782.8813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5783.6016" calcext:value-type="float">
            <text:p>5783.6016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5783.6016" calcext:value-type="float">
            <text:p>5783.6016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5784.322" calcext:value-type="float">
            <text:p>5784.322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5785.762" calcext:value-type="float">
            <text:p>5785.762</text:p>
          </table:table-cell>
        </table:table-row>
      </table:table>
      <table:table table:name="sa-quick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15.07401" calcext:value-type="float">
            <text:p>115.0740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15.794014" calcext:value-type="float">
            <text:p>115.794014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16.514015" calcext:value-type="float">
            <text:p>116.51401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17.23402" calcext:value-type="float">
            <text:p>117.23402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17.95402" calcext:value-type="float">
            <text:p>117.95402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19.39402" calcext:value-type="float">
            <text:p>119.39402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20.11402" calcext:value-type="float">
            <text:p>120.11402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20.83402" calcext:value-type="float">
            <text:p>120.83402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21.55402" calcext:value-type="float">
            <text:p>121.55402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44.13683" calcext:value-type="float">
            <text:p>144.13683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44.85683" calcext:value-type="float">
            <text:p>144.85683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44.85683" calcext:value-type="float">
            <text:p>144.85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.85683" calcext:value-type="float">
            <text:p>144.85683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66.71964" calcext:value-type="float">
            <text:p>166.71964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88.58243" calcext:value-type="float">
            <text:p>188.58243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211.16522" calcext:value-type="float">
            <text:p>211.16522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33.74802" calcext:value-type="float">
            <text:p>233.7480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78.1936" calcext:value-type="float">
            <text:p>278.1936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00.7764" calcext:value-type="float">
            <text:p>300.7764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23.3592" calcext:value-type="float">
            <text:p>323.3592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45.942" calcext:value-type="float">
            <text:p>345.942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46.662" calcext:value-type="float">
            <text:p>346.662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47.382" calcext:value-type="float">
            <text:p>347.382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48.102" calcext:value-type="float">
            <text:p>348.102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48.822" calcext:value-type="float">
            <text:p>348.822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50.262" calcext:value-type="float">
            <text:p>350.262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50.982" calcext:value-type="float">
            <text:p>350.98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51.702" calcext:value-type="float">
            <text:p>351.702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52.422" calcext:value-type="float">
            <text:p>352.422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53.142" calcext:value-type="float">
            <text:p>353.142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53.862" calcext:value-type="float">
            <text:p>353.862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54.582" calcext:value-type="float">
            <text:p>354.582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56.022" calcext:value-type="float">
            <text:p>356.022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57.462" calcext:value-type="float">
            <text:p>357.462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58.902" calcext:value-type="float">
            <text:p>358.902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61.782" calcext:value-type="float">
            <text:p>361.782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63.94202" calcext:value-type="float">
            <text:p>363.9420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66.10202" calcext:value-type="float">
            <text:p>366.10202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368.26202" calcext:value-type="float">
            <text:p>368.26202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369.70203" calcext:value-type="float">
            <text:p>369.70203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371.14203" calcext:value-type="float">
            <text:p>371.14203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394.44482" calcext:value-type="float">
            <text:p>394.4448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417.74762" calcext:value-type="float">
            <text:p>417.74762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441.0504" calcext:value-type="float">
            <text:p>441.0504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464.3532" calcext:value-type="float">
            <text:p>464.3532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09.5188" calcext:value-type="float">
            <text:p>509.5188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4.6843" calcext:value-type="float">
            <text:p>554.6843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99.84985" calcext:value-type="float">
            <text:p>599.84985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623.1526" calcext:value-type="float">
            <text:p>623.1526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646.4553" calcext:value-type="float">
            <text:p>646.4553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669.75806" calcext:value-type="float">
            <text:p>669.75806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693.0608" calcext:value-type="float">
            <text:p>693.060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716.3635" calcext:value-type="float">
            <text:p>716.363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739.66626" calcext:value-type="float">
            <text:p>739.66626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741.1062" calcext:value-type="float">
            <text:p>741.1062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741.8262" calcext:value-type="float">
            <text:p>741.8262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764.40894" calcext:value-type="float">
            <text:p>764.4089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786.9917" calcext:value-type="float">
            <text:p>786.9917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809.57446" calcext:value-type="float">
            <text:p>809.57446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832.1572" calcext:value-type="float">
            <text:p>832.1572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854.74" calcext:value-type="float">
            <text:p>854.74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877.32275" calcext:value-type="float">
            <text:p>877.3227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899.9055" calcext:value-type="float">
            <text:p>899.905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00.6255" calcext:value-type="float">
            <text:p>900.625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02.0654" calcext:value-type="float">
            <text:p>902.0654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03.5054" calcext:value-type="float">
            <text:p>903.5054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04.9453" calcext:value-type="float">
            <text:p>904.9453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906.38525" calcext:value-type="float">
            <text:p>906.38525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907.8252" calcext:value-type="float">
            <text:p>907.8252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909.26514" calcext:value-type="float">
            <text:p>909.26514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909.9851" calcext:value-type="float">
            <text:p>909.9851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10.7051" calcext:value-type="float">
            <text:p>910.705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11.42505" calcext:value-type="float">
            <text:p>911.42505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12.145" calcext:value-type="float">
            <text:p>912.14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12.865" calcext:value-type="float">
            <text:p>912.86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14.30493" calcext:value-type="float">
            <text:p>914.30493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15.7449" calcext:value-type="float">
            <text:p>915.744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39.0476" calcext:value-type="float">
            <text:p>939.0476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40.48755" calcext:value-type="float">
            <text:p>940.4875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41.9275" calcext:value-type="float">
            <text:p>941.927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43.36743" calcext:value-type="float">
            <text:p>943.36743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44.8074" calcext:value-type="float">
            <text:p>944.8074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46.2473" calcext:value-type="float">
            <text:p>946.2473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47.68726" calcext:value-type="float">
            <text:p>947.68726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49.1272" calcext:value-type="float">
            <text:p>949.1272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950.56714" calcext:value-type="float">
            <text:p>950.56714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952.0071" calcext:value-type="float">
            <text:p>952.007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3.447" calcext:value-type="float">
            <text:p>953.447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976.74976" calcext:value-type="float">
            <text:p>976.74976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00.0525" calcext:value-type="float">
            <text:p>1000.052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22.63525" calcext:value-type="float">
            <text:p>1022.6352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69.2407" calcext:value-type="float">
            <text:p>1069.2407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114.4063" calcext:value-type="float">
            <text:p>1114.406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159.5718" calcext:value-type="float">
            <text:p>1159.5718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204.7373" calcext:value-type="float">
            <text:p>1204.7373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227.3201" calcext:value-type="float">
            <text:p>1227.320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250.6228" calcext:value-type="float">
            <text:p>1250.6228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273.9255" calcext:value-type="float">
            <text:p>1273.9255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297.2283" calcext:value-type="float">
            <text:p>1297.2283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42.3938" calcext:value-type="float">
            <text:p>1342.3938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87.5593" calcext:value-type="float">
            <text:p>1387.5593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410.862" calcext:value-type="float">
            <text:p>1410.862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456.0276" calcext:value-type="float">
            <text:p>1456.0276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500.4731" calcext:value-type="float">
            <text:p>1500.473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544.9187" calcext:value-type="float">
            <text:p>1544.9187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589.3643" calcext:value-type="float">
            <text:p>1589.3643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633.8098" calcext:value-type="float">
            <text:p>1633.8098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678.2554" calcext:value-type="float">
            <text:p>1678.2554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722.7009" calcext:value-type="float">
            <text:p>1722.700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745.2837" calcext:value-type="float">
            <text:p>1745.2837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767.8665" calcext:value-type="float">
            <text:p>1767.866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790.4492" calcext:value-type="float">
            <text:p>1790.449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812.312" calcext:value-type="float">
            <text:p>1812.312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834.8948" calcext:value-type="float">
            <text:p>1834.8948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835.6147" calcext:value-type="float">
            <text:p>1835.6147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836.3347" calcext:value-type="float">
            <text:p>1836.3347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858.9175" calcext:value-type="float">
            <text:p>1858.917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882.2202" calcext:value-type="float">
            <text:p>1882.2202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905.523" calcext:value-type="float">
            <text:p>1905.523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929.5457" calcext:value-type="float">
            <text:p>1929.5457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953.5684" calcext:value-type="float">
            <text:p>1953.5684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977.5911" calcext:value-type="float">
            <text:p>1977.591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001.6138" calcext:value-type="float">
            <text:p>2001.6138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2026.3564" calcext:value-type="float">
            <text:p>2026.3564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2051.099" calcext:value-type="float">
            <text:p>2051.099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2075.1218" calcext:value-type="float">
            <text:p>2075.1218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099.1445" calcext:value-type="float">
            <text:p>2099.144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123.1672" calcext:value-type="float">
            <text:p>2123.1672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147.19" calcext:value-type="float">
            <text:p>2147.19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171.2126" calcext:value-type="float">
            <text:p>2171.2126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195.2354" calcext:value-type="float">
            <text:p>2195.2354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2219.258" calcext:value-type="float">
            <text:p>2219.258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265.1436" calcext:value-type="float">
            <text:p>2265.143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2311.029" calcext:value-type="float">
            <text:p>2311.029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2356.1946" calcext:value-type="float">
            <text:p>2356.1946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2401.36" calcext:value-type="float">
            <text:p>2401.36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2446.5256" calcext:value-type="float">
            <text:p>2446.5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1.6912" calcext:value-type="float">
            <text:p>2491.691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2536.8567" calcext:value-type="float">
            <text:p>2536.8567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582.0222" calcext:value-type="float">
            <text:p>2582.0222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627.1877" calcext:value-type="float">
            <text:p>2627.1877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651.2104" calcext:value-type="float">
            <text:p>2651.210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653.3704" calcext:value-type="float">
            <text:p>2653.3704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655.5303" calcext:value-type="float">
            <text:p>2655.5303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657.6902" calcext:value-type="float">
            <text:p>2657.6902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659.85" calcext:value-type="float">
            <text:p>2659.85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662.01" calcext:value-type="float">
            <text:p>2662.01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664.17" calcext:value-type="float">
            <text:p>2664.17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667.0498" calcext:value-type="float">
            <text:p>2667.0498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669.9297" calcext:value-type="float">
            <text:p>2669.9297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673.5295" calcext:value-type="float">
            <text:p>2673.5295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677.1294" calcext:value-type="float">
            <text:p>2677.1294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680.0093" calcext:value-type="float">
            <text:p>2680.0093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682.1692" calcext:value-type="float">
            <text:p>2682.169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684.329" calcext:value-type="float">
            <text:p>2684.329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686.489" calcext:value-type="float">
            <text:p>2686.489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688.649" calcext:value-type="float">
            <text:p>2688.649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690.8088" calcext:value-type="float">
            <text:p>2690.8088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692.9688" calcext:value-type="float">
            <text:p>2692.9688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695.1287" calcext:value-type="float">
            <text:p>2695.1287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719.1514" calcext:value-type="float">
            <text:p>2719.1514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743.174" calcext:value-type="float">
            <text:p>2743.17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767.1968" calcext:value-type="float">
            <text:p>2767.1968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791.2195" calcext:value-type="float">
            <text:p>2791.2195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793.3794" calcext:value-type="float">
            <text:p>2793.3794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795.5393" calcext:value-type="float">
            <text:p>2795.5393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797.6992" calcext:value-type="float">
            <text:p>2797.699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821.722" calcext:value-type="float">
            <text:p>2821.72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845.7446" calcext:value-type="float">
            <text:p>2845.7446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869.7673" calcext:value-type="float">
            <text:p>2869.7673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893.07" calcext:value-type="float">
            <text:p>2893.07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915.6528" calcext:value-type="float">
            <text:p>2915.6528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938.2356" calcext:value-type="float">
            <text:p>2938.2356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960.8184" calcext:value-type="float">
            <text:p>2960.8184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3005.984" calcext:value-type="float">
            <text:p>3005.984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3029.2866" calcext:value-type="float">
            <text:p>3029.2866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3073.7322" calcext:value-type="float">
            <text:p>3073.7322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3118.1777" calcext:value-type="float">
            <text:p>3118.1777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3162.6233" calcext:value-type="float">
            <text:p>3162.6233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3185.206" calcext:value-type="float">
            <text:p>3185.206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3207.7888" calcext:value-type="float">
            <text:p>3207.7888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3230.3716" calcext:value-type="float">
            <text:p>3230.371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3253.6743" calcext:value-type="float">
            <text:p>3253.6743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3276.977" calcext:value-type="float">
            <text:p>3276.977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3299.5598" calcext:value-type="float">
            <text:p>3299.5598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3322.1426" calcext:value-type="float">
            <text:p>3322.1426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3345.4453" calcext:value-type="float">
            <text:p>3345.445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346.8853" calcext:value-type="float">
            <text:p>3346.8853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3349.0452" calcext:value-type="float">
            <text:p>3349.0452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3350.485" calcext:value-type="float">
            <text:p>3350.485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3351.925" calcext:value-type="float">
            <text:p>3351.925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3353.365" calcext:value-type="float">
            <text:p>3353.365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3354.805" calcext:value-type="float">
            <text:p>3354.805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3356.2449" calcext:value-type="float">
            <text:p>3356.2449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3357.6848" calcext:value-type="float">
            <text:p>3357.6848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3359.1248" calcext:value-type="float">
            <text:p>3359.1248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3360.5647" calcext:value-type="float">
            <text:p>3360.5647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3361.2847" calcext:value-type="float">
            <text:p>3361.2847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3362.7246" calcext:value-type="float">
            <text:p>3362.7246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3364.1646" calcext:value-type="float">
            <text:p>3364.1646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3365.6045" calcext:value-type="float">
            <text:p>3365.6045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3367.0444" calcext:value-type="float">
            <text:p>3367.0444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3368.4844" calcext:value-type="float">
            <text:p>3368.4844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3369.9243" calcext:value-type="float">
            <text:p>3369.9243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3371.3643" calcext:value-type="float">
            <text:p>3371.3643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3393.947" calcext:value-type="float">
            <text:p>3393.947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3416.5298" calcext:value-type="float">
            <text:p>3416.5298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3439.1125" calcext:value-type="float">
            <text:p>3439.1125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3462.4153" calcext:value-type="float">
            <text:p>3462.415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3485.718" calcext:value-type="float">
            <text:p>3485.718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3509.7407" calcext:value-type="float">
            <text:p>3509.7407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3533.7634" calcext:value-type="float">
            <text:p>3533.763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557.7861" calcext:value-type="float">
            <text:p>3557.7861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3581.8088" calcext:value-type="float">
            <text:p>3581.8088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3605.8315" calcext:value-type="float">
            <text:p>3605.8315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3607.9915" calcext:value-type="float">
            <text:p>3607.9915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3610.1514" calcext:value-type="float">
            <text:p>3610.1514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3611.5913" calcext:value-type="float">
            <text:p>3611.5913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3613.0313" calcext:value-type="float">
            <text:p>3613.0313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3614.4712" calcext:value-type="float">
            <text:p>3614.4712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3615.9111" calcext:value-type="float">
            <text:p>3615.9111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3618.071" calcext:value-type="float">
            <text:p>3618.07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620.231" calcext:value-type="float">
            <text:p>3620.231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3622.3909" calcext:value-type="float">
            <text:p>3622.3909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3624.5508" calcext:value-type="float">
            <text:p>3624.5508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3626.7107" calcext:value-type="float">
            <text:p>3626.7107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628.8706" calcext:value-type="float">
            <text:p>3628.8706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631.7505" calcext:value-type="float">
            <text:p>3631.7505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634.6304" calcext:value-type="float">
            <text:p>3634.6304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637.5103" calcext:value-type="float">
            <text:p>3637.5103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640.3901" calcext:value-type="float">
            <text:p>3640.3901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643.27" calcext:value-type="float">
            <text:p>3643.2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646.15" calcext:value-type="float">
            <text:p>3646.15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649.0298" calcext:value-type="float">
            <text:p>3649.0298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651.9097" calcext:value-type="float">
            <text:p>3651.9097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655.5095" calcext:value-type="float">
            <text:p>3655.5095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659.1094" calcext:value-type="float">
            <text:p>3659.1094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661.9893" calcext:value-type="float">
            <text:p>3661.9893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664.8691" calcext:value-type="float">
            <text:p>3664.8691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667.749" calcext:value-type="float">
            <text:p>3667.749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670.629" calcext:value-type="float">
            <text:p>3670.629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673.5088" calcext:value-type="float">
            <text:p>3673.5088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676.3887" calcext:value-type="float">
            <text:p>3676.3887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679.2686" calcext:value-type="float">
            <text:p>3679.2686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682.1484" calcext:value-type="float">
            <text:p>3682.1484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685.0283" calcext:value-type="float">
            <text:p>3685.0283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687.9082" calcext:value-type="float">
            <text:p>3687.9082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691.508" calcext:value-type="float">
            <text:p>3691.508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695.108" calcext:value-type="float">
            <text:p>3695.108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698.7078" calcext:value-type="float">
            <text:p>3698.707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702.3076" calcext:value-type="float">
            <text:p>3702.3076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705.9075" calcext:value-type="float">
            <text:p>3705.9075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709.5073" calcext:value-type="float">
            <text:p>3709.5073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713.1072" calcext:value-type="float">
            <text:p>3713.1072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716.707" calcext:value-type="float">
            <text:p>3716.707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720.307" calcext:value-type="float">
            <text:p>3720.307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723.9067" calcext:value-type="float">
            <text:p>3723.9067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727.5066" calcext:value-type="float">
            <text:p>3727.5066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731.1064" calcext:value-type="float">
            <text:p>3731.1064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734.7063" calcext:value-type="float">
            <text:p>3734.7063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738.3062" calcext:value-type="float">
            <text:p>3738.3062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741.906" calcext:value-type="float">
            <text:p>3741.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45.5059" calcext:value-type="float">
            <text:p>3745.5059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749.1057" calcext:value-type="float">
            <text:p>3749.1057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774.5684" calcext:value-type="float">
            <text:p>3774.5684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799.311" calcext:value-type="float">
            <text:p>3799.311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824.0537" calcext:value-type="float">
            <text:p>3824.053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848.7964" calcext:value-type="float">
            <text:p>3848.7964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873.539" calcext:value-type="float">
            <text:p>3873.539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898.2817" calcext:value-type="float">
            <text:p>3898.2817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923.0244" calcext:value-type="float">
            <text:p>3923.0244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947.767" calcext:value-type="float">
            <text:p>3947.767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971.7898" calcext:value-type="float">
            <text:p>3971.7898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4017.6753" calcext:value-type="float">
            <text:p>4017.6753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4042.418" calcext:value-type="float">
            <text:p>4042.418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4067.1606" calcext:value-type="float">
            <text:p>4067.1606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4091.9033" calcext:value-type="float">
            <text:p>4091.9033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4116.6465" calcext:value-type="float">
            <text:p>4116.6465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4141.39" calcext:value-type="float">
            <text:p>4141.39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4166.134" calcext:value-type="float">
            <text:p>4166.134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4190.8774" calcext:value-type="float">
            <text:p>4190.8774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4215.621" calcext:value-type="float">
            <text:p>4215.621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4240.3647" calcext:value-type="float">
            <text:p>4240.3647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4265.1084" calcext:value-type="float">
            <text:p>4265.1084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4290.5723" calcext:value-type="float">
            <text:p>4290.5723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4294.1733" calcext:value-type="float">
            <text:p>4294.1733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4297.7744" calcext:value-type="float">
            <text:p>4297.774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301.3755" calcext:value-type="float">
            <text:p>4301.375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4304.9766" calcext:value-type="float">
            <text:p>4304.9766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4308.5776" calcext:value-type="float">
            <text:p>4308.5776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4312.1787" calcext:value-type="float">
            <text:p>4312.1787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4315.78" calcext:value-type="float">
            <text:p>4315.78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4319.381" calcext:value-type="float">
            <text:p>4319.38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4322.982" calcext:value-type="float">
            <text:p>4322.982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4325.863" calcext:value-type="float">
            <text:p>4325.863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4328.7437" calcext:value-type="float">
            <text:p>4328.7437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4331.6245" calcext:value-type="float">
            <text:p>4331.6245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4334.5054" calcext:value-type="float">
            <text:p>4334.5054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4337.386" calcext:value-type="float">
            <text:p>4337.386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4340.267" calcext:value-type="float">
            <text:p>4340.267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4343.148" calcext:value-type="float">
            <text:p>4343.148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4346.029" calcext:value-type="float">
            <text:p>4346.029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4348.9097" calcext:value-type="float">
            <text:p>4348.9097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4351.7905" calcext:value-type="float">
            <text:p>4351.7905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4354.6714" calcext:value-type="float">
            <text:p>4354.6714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4357.5522" calcext:value-type="float">
            <text:p>4357.5522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4360.433" calcext:value-type="float">
            <text:p>4360.433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4363.314" calcext:value-type="float">
            <text:p>4363.314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4366.195" calcext:value-type="float">
            <text:p>4366.195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4368.3555" calcext:value-type="float">
            <text:p>4368.3555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4370.516" calcext:value-type="float">
            <text:p>4370.516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4393.099" calcext:value-type="float">
            <text:p>4393.09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393.8193" calcext:value-type="float">
            <text:p>4393.8193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4394.5396" calcext:value-type="float">
            <text:p>4394.5396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4395.26" calcext:value-type="float">
            <text:p>4395.26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4395.98" calcext:value-type="float">
            <text:p>4395.98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4396.7" calcext:value-type="float">
            <text:p>4396.7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397.4204" calcext:value-type="float">
            <text:p>4397.4204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4398.1406" calcext:value-type="float">
            <text:p>4398.1406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4399.581" calcext:value-type="float">
            <text:p>4399.581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4401.0215" calcext:value-type="float">
            <text:p>4401.0215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4402.462" calcext:value-type="float">
            <text:p>4402.462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4403.9023" calcext:value-type="float">
            <text:p>4403.9023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404.6226" calcext:value-type="float">
            <text:p>4404.6226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405.343" calcext:value-type="float">
            <text:p>4405.343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406.063" calcext:value-type="float">
            <text:p>4406.063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406.783" calcext:value-type="float">
            <text:p>4406.783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407.5034" calcext:value-type="float">
            <text:p>4407.503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4430.0864" calcext:value-type="float">
            <text:p>4430.0864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4430.8066" calcext:value-type="float">
            <text:p>4430.8066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4431.527" calcext:value-type="float">
            <text:p>4431.52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4431.527" calcext:value-type="float">
            <text:p>4431.52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431.527" calcext:value-type="float">
            <text:p>4431.52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4431.527" calcext:value-type="float">
            <text:p>4431.527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4432.247" calcext:value-type="float">
            <text:p>4432.247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4432.9673" calcext:value-type="float">
            <text:p>4432.9673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4433.6875" calcext:value-type="float">
            <text:p>4433.687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434.4077" calcext:value-type="float">
            <text:p>4434.4077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4435.128" calcext:value-type="float">
            <text:p>4435.128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4435.848" calcext:value-type="float">
            <text:p>4435.848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4436.5684" calcext:value-type="float">
            <text:p>4436.5684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4436.5684" calcext:value-type="float">
            <text:p>4436.5684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459.1514" calcext:value-type="float">
            <text:p>4459.1514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4502.877" calcext:value-type="float">
            <text:p>4502.87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4524.7397" calcext:value-type="float">
            <text:p>4524.739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4546.6025" calcext:value-type="float">
            <text:p>4546.6025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4568.4653" calcext:value-type="float">
            <text:p>4568.4653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590.328" calcext:value-type="float">
            <text:p>4590.32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4590.328" calcext:value-type="float">
            <text:p>4590.328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4590.328" calcext:value-type="float">
            <text:p>4590.328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4612.911" calcext:value-type="float">
            <text:p>4612.911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4635.494" calcext:value-type="float">
            <text:p>4635.494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658.077" calcext:value-type="float">
            <text:p>4658.077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4680.66" calcext:value-type="float">
            <text:p>4680.66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4703.243" calcext:value-type="float">
            <text:p>4703.243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4725.826" calcext:value-type="float">
            <text:p>4725.826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4748.409" calcext:value-type="float">
            <text:p>4748.409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770.992" calcext:value-type="float">
            <text:p>4770.992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4793.575" calcext:value-type="float">
            <text:p>4793.57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4816.158" calcext:value-type="float">
            <text:p>4816.158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4838.741" calcext:value-type="float">
            <text:p>4838.741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4861.324" calcext:value-type="float">
            <text:p>4861.324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4862.0444" calcext:value-type="float">
            <text:p>4862.0444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4862.7646" calcext:value-type="float">
            <text:p>4862.7646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4863.485" calcext:value-type="float">
            <text:p>4863.485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4864.205" calcext:value-type="float">
            <text:p>4864.205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4864.9253" calcext:value-type="float">
            <text:p>4864.9253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865.6455" calcext:value-type="float">
            <text:p>4865.645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4866.3657" calcext:value-type="float">
            <text:p>4866.3657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4867.086" calcext:value-type="float">
            <text:p>4867.086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4867.806" calcext:value-type="float">
            <text:p>4867.806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4868.5264" calcext:value-type="float">
            <text:p>4868.526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869.2466" calcext:value-type="float">
            <text:p>4869.2466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4869.967" calcext:value-type="float">
            <text:p>4869.967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4870.687" calcext:value-type="float">
            <text:p>4870.68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4871.407" calcext:value-type="float">
            <text:p>4871.407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4872.1274" calcext:value-type="float">
            <text:p>4872.1274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872.8477" calcext:value-type="float">
            <text:p>4872.8477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4873.568" calcext:value-type="float">
            <text:p>4873.568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4874.288" calcext:value-type="float">
            <text:p>4874.288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4875.0083" calcext:value-type="float">
            <text:p>4875.0083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4876.4487" calcext:value-type="float">
            <text:p>4876.448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4877.889" calcext:value-type="float">
            <text:p>4877.889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4879.3296" calcext:value-type="float">
            <text:p>4879.3296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4880.77" calcext:value-type="float">
            <text:p>4880.77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4882.2104" calcext:value-type="float">
            <text:p>4882.2104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4883.651" calcext:value-type="float">
            <text:p>4883.651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4885.0913" calcext:value-type="float">
            <text:p>4885.091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4886.5317" calcext:value-type="float">
            <text:p>4886.5317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887.972" calcext:value-type="float">
            <text:p>4887.972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4889.4126" calcext:value-type="float">
            <text:p>4889.4126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4890.853" calcext:value-type="float">
            <text:p>4890.853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4892.2935" calcext:value-type="float">
            <text:p>4892.2935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4893.734" calcext:value-type="float">
            <text:p>4893.734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4895.1743" calcext:value-type="float">
            <text:p>4895.1743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4896.6147" calcext:value-type="float">
            <text:p>4896.6147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4898.055" calcext:value-type="float">
            <text:p>4898.055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4899.4956" calcext:value-type="float">
            <text:p>4899.4956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4900.936" calcext:value-type="float">
            <text:p>4900.936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4903.0967" calcext:value-type="float">
            <text:p>4903.0967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4927.12" calcext:value-type="float">
            <text:p>4927.1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4929.281" calcext:value-type="float">
            <text:p>4929.281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4931.4414" calcext:value-type="float">
            <text:p>4931.4414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4932.882" calcext:value-type="float">
            <text:p>4932.88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956.185" calcext:value-type="float">
            <text:p>4956.185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4979.4883" calcext:value-type="float">
            <text:p>4979.4883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5002.7915" calcext:value-type="float">
            <text:p>5002.7915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5026.0947" calcext:value-type="float">
            <text:p>5026.0947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5048.6777" calcext:value-type="float">
            <text:p>5048.6777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5071.2607" calcext:value-type="float">
            <text:p>5071.2607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5093.8438" calcext:value-type="float">
            <text:p>5093.8438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5116.427" calcext:value-type="float">
            <text:p>5116.427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5139.01" calcext:value-type="float">
            <text:p>5139.01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5161.593" calcext:value-type="float">
            <text:p>5161.593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5162.313" calcext:value-type="float">
            <text:p>5162.313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5163.033" calcext:value-type="float">
            <text:p>5163.033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5163.7534" calcext:value-type="float">
            <text:p>5163.7534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5164.4736" calcext:value-type="float">
            <text:p>5164.4736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5165.194" calcext:value-type="float">
            <text:p>5165.194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5165.914" calcext:value-type="float">
            <text:p>5165.914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5166.6343" calcext:value-type="float">
            <text:p>5166.6343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5167.3545" calcext:value-type="float">
            <text:p>5167.3545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5168.0747" calcext:value-type="float">
            <text:p>5168.0747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5168.795" calcext:value-type="float">
            <text:p>5168.795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5169.515" calcext:value-type="float">
            <text:p>5169.515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5170.2354" calcext:value-type="float">
            <text:p>5170.2354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5170.9556" calcext:value-type="float">
            <text:p>5170.9556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5171.676" calcext:value-type="float">
            <text:p>5171.676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5194.259" calcext:value-type="float">
            <text:p>5194.25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5216.842" calcext:value-type="float">
            <text:p>5216.842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5217.562" calcext:value-type="float">
            <text:p>5217.562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5218.282" calcext:value-type="float">
            <text:p>5218.282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5219.0024" calcext:value-type="float">
            <text:p>5219.0024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5219.7227" calcext:value-type="float">
            <text:p>5219.7227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5220.443" calcext:value-type="float">
            <text:p>5220.44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5221.163" calcext:value-type="float">
            <text:p>5221.163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5221.8833" calcext:value-type="float">
            <text:p>5221.8833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5222.6035" calcext:value-type="float">
            <text:p>5222.6035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5223.3237" calcext:value-type="float">
            <text:p>5223.323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5224.044" calcext:value-type="float">
            <text:p>5224.044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5224.044" calcext:value-type="float">
            <text:p>5224.044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5224.044" calcext:value-type="float">
            <text:p>5224.044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5224.044" calcext:value-type="float">
            <text:p>5224.044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5224.764" calcext:value-type="float">
            <text:p>5224.76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5226.2046" calcext:value-type="float">
            <text:p>5226.2046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5226.925" calcext:value-type="float">
            <text:p>5226.925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5227.645" calcext:value-type="float">
            <text:p>5227.645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5228.365" calcext:value-type="float">
            <text:p>5228.365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5229.8057" calcext:value-type="float">
            <text:p>5229.8057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5231.246" calcext:value-type="float">
            <text:p>5231.246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5232.6865" calcext:value-type="float">
            <text:p>5232.6865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5234.127" calcext:value-type="float">
            <text:p>5234.127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5235.5674" calcext:value-type="float">
            <text:p>5235.5674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5237.008" calcext:value-type="float">
            <text:p>5237.00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238.448" calcext:value-type="float">
            <text:p>5238.448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5239.1685" calcext:value-type="float">
            <text:p>5239.1685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5239.8887" calcext:value-type="float">
            <text:p>5239.8887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5240.609" calcext:value-type="float">
            <text:p>5240.609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5241.329" calcext:value-type="float">
            <text:p>5241.329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5242.0493" calcext:value-type="float">
            <text:p>5242.0493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5242.7695" calcext:value-type="float">
            <text:p>5242.7695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5243.4897" calcext:value-type="float">
            <text:p>5243.4897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5266.0728" calcext:value-type="float">
            <text:p>5266.0728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5288.656" calcext:value-type="float">
            <text:p>5288.65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5311.239" calcext:value-type="float">
            <text:p>5311.239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5333.822" calcext:value-type="float">
            <text:p>5333.822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356.405" calcext:value-type="float">
            <text:p>5356.40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378.988" calcext:value-type="float">
            <text:p>5378.988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401.571" calcext:value-type="float">
            <text:p>5401.571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424.154" calcext:value-type="float">
            <text:p>5424.154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446.737" calcext:value-type="float">
            <text:p>5446.737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469.32" calcext:value-type="float">
            <text:p>5469.32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513.7656" calcext:value-type="float">
            <text:p>5513.7656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536.3486" calcext:value-type="float">
            <text:p>5536.3486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537.069" calcext:value-type="float">
            <text:p>5537.069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537.789" calcext:value-type="float">
            <text:p>5537.789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560.372" calcext:value-type="float">
            <text:p>5560.372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561.0923" calcext:value-type="float">
            <text:p>5561.0923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561.8125" calcext:value-type="float">
            <text:p>5561.812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562.5327" calcext:value-type="float">
            <text:p>5562.5327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563.253" calcext:value-type="float">
            <text:p>5563.253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563.973" calcext:value-type="float">
            <text:p>5563.973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564.6934" calcext:value-type="float">
            <text:p>5564.6934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565.4136" calcext:value-type="float">
            <text:p>5565.4136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566.134" calcext:value-type="float">
            <text:p>5566.134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567.574" calcext:value-type="float">
            <text:p>5567.574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569.0146" calcext:value-type="float">
            <text:p>5569.0146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570.455" calcext:value-type="float">
            <text:p>5570.455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571.8955" calcext:value-type="float">
            <text:p>5571.895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573.336" calcext:value-type="float">
            <text:p>5573.336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574.7764" calcext:value-type="float">
            <text:p>5574.7764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576.217" calcext:value-type="float">
            <text:p>5576.217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577.657" calcext:value-type="float">
            <text:p>5577.657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579.0977" calcext:value-type="float">
            <text:p>5579.0977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580.538" calcext:value-type="float">
            <text:p>5580.538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581.9785" calcext:value-type="float">
            <text:p>5581.978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583.419" calcext:value-type="float">
            <text:p>5583.419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584.8594" calcext:value-type="float">
            <text:p>5584.8594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586.3" calcext:value-type="float">
            <text:p>5586.3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609.603" calcext:value-type="float">
            <text:p>5609.603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611.0435" calcext:value-type="float">
            <text:p>5611.0435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612.484" calcext:value-type="float">
            <text:p>5612.484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613.9243" calcext:value-type="float">
            <text:p>5613.9243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615.3647" calcext:value-type="float">
            <text:p>5615.36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38.668" calcext:value-type="float">
            <text:p>5638.668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661.971" calcext:value-type="float">
            <text:p>5661.971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685.2744" calcext:value-type="float">
            <text:p>5685.2744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708.5776" calcext:value-type="float">
            <text:p>5708.5776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731.881" calcext:value-type="float">
            <text:p>5731.881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755.184" calcext:value-type="float">
            <text:p>5755.184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778.4873" calcext:value-type="float">
            <text:p>5778.4873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801.0703" calcext:value-type="float">
            <text:p>5801.0703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823.6533" calcext:value-type="float">
            <text:p>5823.6533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846.2363" calcext:value-type="float">
            <text:p>5846.2363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846.9565" calcext:value-type="float">
            <text:p>5846.9565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869.5396" calcext:value-type="float">
            <text:p>5869.5396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870.26" calcext:value-type="float">
            <text:p>5870.26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872.4204" calcext:value-type="float">
            <text:p>5872.4204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874.581" calcext:value-type="float">
            <text:p>5874.581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876.0215" calcext:value-type="float">
            <text:p>5876.021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877.462" calcext:value-type="float">
            <text:p>5877.462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878.9023" calcext:value-type="float">
            <text:p>5878.9023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880.343" calcext:value-type="float">
            <text:p>5880.343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881.783" calcext:value-type="float">
            <text:p>5881.783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883.944" calcext:value-type="float">
            <text:p>5883.944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886.1045" calcext:value-type="float">
            <text:p>5886.1045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888.265" calcext:value-type="float">
            <text:p>5888.265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890.426" calcext:value-type="float">
            <text:p>5890.426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892.5864" calcext:value-type="float">
            <text:p>5892.586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894.747" calcext:value-type="float">
            <text:p>5894.74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897.628" calcext:value-type="float">
            <text:p>5897.628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899.7886" calcext:value-type="float">
            <text:p>5899.7886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901.949" calcext:value-type="float">
            <text:p>5901.949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904.11" calcext:value-type="float">
            <text:p>5904.11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905.5503" calcext:value-type="float">
            <text:p>5905.550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906.9907" calcext:value-type="float">
            <text:p>5906.9907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908.431" calcext:value-type="float">
            <text:p>5908.431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910.592" calcext:value-type="float">
            <text:p>5910.592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912.7524" calcext:value-type="float">
            <text:p>5912.752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914.913" calcext:value-type="float">
            <text:p>5914.913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918.514" calcext:value-type="float">
            <text:p>5918.514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921.395" calcext:value-type="float">
            <text:p>5921.395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924.276" calcext:value-type="float">
            <text:p>5924.276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927.1567" calcext:value-type="float">
            <text:p>5927.156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930.0376" calcext:value-type="float">
            <text:p>5930.037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933.6387" calcext:value-type="float">
            <text:p>5933.6387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937.2397" calcext:value-type="float">
            <text:p>5937.2397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940.841" calcext:value-type="float">
            <text:p>5940.841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944.442" calcext:value-type="float">
            <text:p>5944.442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948.043" calcext:value-type="float">
            <text:p>5948.043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950.924" calcext:value-type="float">
            <text:p>5950.924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953.8047" calcext:value-type="float">
            <text:p>5953.8047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956.6855" calcext:value-type="float">
            <text:p>5956.6855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959.5664" calcext:value-type="float">
            <text:p>5959.566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962.4473" calcext:value-type="float">
            <text:p>5962.4473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965.328" calcext:value-type="float">
            <text:p>5965.328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967.489" calcext:value-type="float">
            <text:p>5967.489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990.792" calcext:value-type="float">
            <text:p>5990.792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6014.095" calcext:value-type="float">
            <text:p>6014.09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6037.3984" calcext:value-type="float">
            <text:p>6037.398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6060.7017" calcext:value-type="float">
            <text:p>6060.7017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6105.8677" calcext:value-type="float">
            <text:p>6105.8677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6151.0337" calcext:value-type="float">
            <text:p>6151.0337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6174.337" calcext:value-type="float">
            <text:p>6174.337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6197.64" calcext:value-type="float">
            <text:p>6197.64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220.9434" calcext:value-type="float">
            <text:p>6220.9434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6244.2466" calcext:value-type="float">
            <text:p>6244.2466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6289.4126" calcext:value-type="float">
            <text:p>6289.4126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334.5786" calcext:value-type="float">
            <text:p>6334.5786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379.7446" calcext:value-type="float">
            <text:p>6379.7446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6403.048" calcext:value-type="float">
            <text:p>6403.048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404.4883" calcext:value-type="float">
            <text:p>6404.4883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405.9287" calcext:value-type="float">
            <text:p>6405.9287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6407.369" calcext:value-type="float">
            <text:p>6407.369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6408.8096" calcext:value-type="float">
            <text:p>6408.8096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6410.97" calcext:value-type="float">
            <text:p>6410.97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6412.4106" calcext:value-type="float">
            <text:p>6412.4106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413.851" calcext:value-type="float">
            <text:p>6413.851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6416.0117" calcext:value-type="float">
            <text:p>6416.011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6418.1724" calcext:value-type="float">
            <text:p>6418.1724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6420.333" calcext:value-type="float">
            <text:p>6420.333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6421.7734" calcext:value-type="float">
            <text:p>6421.7734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6423.214" calcext:value-type="float">
            <text:p>6423.214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6424.6543" calcext:value-type="float">
            <text:p>6424.6543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6426.0947" calcext:value-type="float">
            <text:p>6426.0947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6449.398" calcext:value-type="float">
            <text:p>6449.398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6471.981" calcext:value-type="float">
            <text:p>6471.98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6495.284" calcext:value-type="float">
            <text:p>6495.284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6517.867" calcext:value-type="float">
            <text:p>6517.867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6540.45" calcext:value-type="float">
            <text:p>6540.4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6563.033" calcext:value-type="float">
            <text:p>6563.033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6585.616" calcext:value-type="float">
            <text:p>6585.616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6608.199" calcext:value-type="float">
            <text:p>6608.199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6630.062" calcext:value-type="float">
            <text:p>6630.06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6673.7876" calcext:value-type="float">
            <text:p>6673.7876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6717.513" calcext:value-type="float">
            <text:p>6717.513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6761.959" calcext:value-type="float">
            <text:p>6761.959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6784.542" calcext:value-type="float">
            <text:p>6784.542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6807.125" calcext:value-type="float">
            <text:p>6807.12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6829.708" calcext:value-type="float">
            <text:p>6829.708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6852.291" calcext:value-type="float">
            <text:p>6852.291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6874.874" calcext:value-type="float">
            <text:p>6874.874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6897.457" calcext:value-type="float">
            <text:p>6897.457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6920.04" calcext:value-type="float">
            <text:p>6920.0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6920.7603" calcext:value-type="float">
            <text:p>6920.7603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921.4805" calcext:value-type="float">
            <text:p>6921.4805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6921.4805" calcext:value-type="float">
            <text:p>6921.4805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921.4805" calcext:value-type="float">
            <text:p>6921.4805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921.4805" calcext:value-type="float">
            <text:p>6921.480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6943.3433" calcext:value-type="float">
            <text:p>6943.3433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944.0635" calcext:value-type="float">
            <text:p>6944.0635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6944.7837" calcext:value-type="float">
            <text:p>6944.7837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6946.224" calcext:value-type="float">
            <text:p>6946.22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947.6646" calcext:value-type="float">
            <text:p>6947.6646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949.105" calcext:value-type="float">
            <text:p>6949.105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972.408" calcext:value-type="float">
            <text:p>6972.408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995.7114" calcext:value-type="float">
            <text:p>6995.7114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997.152" calcext:value-type="float">
            <text:p>6997.152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6998.5923" calcext:value-type="float">
            <text:p>6998.5923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7000.0327" calcext:value-type="float">
            <text:p>7000.0327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7001.473" calcext:value-type="float">
            <text:p>7001.473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7002.9136" calcext:value-type="float">
            <text:p>7002.9136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7005.074" calcext:value-type="float">
            <text:p>7005.0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07.235" calcext:value-type="float">
            <text:p>7007.235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7009.3955" calcext:value-type="float">
            <text:p>7009.395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7011.556" calcext:value-type="float">
            <text:p>7011.556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7013.717" calcext:value-type="float">
            <text:p>7013.717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7015.8774" calcext:value-type="float">
            <text:p>7015.8774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7017.318" calcext:value-type="float">
            <text:p>7017.318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7018.038" calcext:value-type="float">
            <text:p>7018.038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7018.7583" calcext:value-type="float">
            <text:p>7018.7583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7019.4785" calcext:value-type="float">
            <text:p>7019.4785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7020.1987" calcext:value-type="float">
            <text:p>7020.1987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7042.7817" calcext:value-type="float">
            <text:p>7042.7817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7044.222" calcext:value-type="float">
            <text:p>7044.222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7044.9424" calcext:value-type="float">
            <text:p>7044.9424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7045.6626" calcext:value-type="float">
            <text:p>7045.6626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7067.5254" calcext:value-type="float">
            <text:p>7067.5254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7089.388" calcext:value-type="float">
            <text:p>7089.388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7111.971" calcext:value-type="float">
            <text:p>7111.971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7157.137" calcext:value-type="float">
            <text:p>7157.13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7158.5776" calcext:value-type="float">
            <text:p>7158.5776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7160.018" calcext:value-type="float">
            <text:p>7160.018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7161.4585" calcext:value-type="float">
            <text:p>7161.4585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7162.899" calcext:value-type="float">
            <text:p>7162.899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7164.3394" calcext:value-type="float">
            <text:p>7164.3394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7165.78" calcext:value-type="float">
            <text:p>7165.78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7167.9404" calcext:value-type="float">
            <text:p>7167.940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7169.381" calcext:value-type="float">
            <text:p>7169.381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7170.8213" calcext:value-type="float">
            <text:p>7170.8213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7172.982" calcext:value-type="float">
            <text:p>7172.982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7175.863" calcext:value-type="float">
            <text:p>7175.863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7178.0234" calcext:value-type="float">
            <text:p>7178.023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7180.184" calcext:value-type="float">
            <text:p>7180.18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7182.3447" calcext:value-type="float">
            <text:p>7182.344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7185.2256" calcext:value-type="float">
            <text:p>7185.2256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7188.1064" calcext:value-type="float">
            <text:p>7188.1064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7190.9873" calcext:value-type="float">
            <text:p>7190.9873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7193.868" calcext:value-type="float">
            <text:p>7193.868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7196.749" calcext:value-type="float">
            <text:p>7196.749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7199.63" calcext:value-type="float">
            <text:p>7199.63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7202.5107" calcext:value-type="float">
            <text:p>7202.5107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7204.6714" calcext:value-type="float">
            <text:p>7204.6714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7206.832" calcext:value-type="float">
            <text:p>7206.832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7208.9927" calcext:value-type="float">
            <text:p>7208.9927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7211.1533" calcext:value-type="float">
            <text:p>7211.1533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7213.314" calcext:value-type="float">
            <text:p>7213.31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7215.4746" calcext:value-type="float">
            <text:p>7215.474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7216.915" calcext:value-type="float">
            <text:p>7216.915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7218.3555" calcext:value-type="float">
            <text:p>7218.3555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7219.0757" calcext:value-type="float">
            <text:p>7219.0757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7219.796" calcext:value-type="float">
            <text:p>7219.796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7221.2363" calcext:value-type="float">
            <text:p>7221.2363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7221.9565" calcext:value-type="float">
            <text:p>7221.9565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7222.677" calcext:value-type="float">
            <text:p>7222.677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7223.397" calcext:value-type="float">
            <text:p>7223.39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7224.117" calcext:value-type="float">
            <text:p>7224.117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7224.8374" calcext:value-type="float">
            <text:p>7224.8374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7225.5576" calcext:value-type="float">
            <text:p>7225.5576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7226.278" calcext:value-type="float">
            <text:p>7226.278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7226.998" calcext:value-type="float">
            <text:p>7226.998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7227.7183" calcext:value-type="float">
            <text:p>7227.7183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7228.4385" calcext:value-type="float">
            <text:p>7228.4385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7229.1587" calcext:value-type="float">
            <text:p>7229.158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7229.879" calcext:value-type="float">
            <text:p>7229.879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7230.599" calcext:value-type="float">
            <text:p>7230.599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7231.3193" calcext:value-type="float">
            <text:p>7231.3193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7232.0396" calcext:value-type="float">
            <text:p>7232.0396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7232.76" calcext:value-type="float">
            <text:p>7232.76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7233.48" calcext:value-type="float">
            <text:p>7233.48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7234.2" calcext:value-type="float">
            <text:p>7234.2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7234.9204" calcext:value-type="float">
            <text:p>7234.9204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7235.6406" calcext:value-type="float">
            <text:p>7235.6406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7236.361" calcext:value-type="float">
            <text:p>7236.361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7237.081" calcext:value-type="float">
            <text:p>7237.081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7237.8013" calcext:value-type="float">
            <text:p>7237.8013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7239.2417" calcext:value-type="float">
            <text:p>7239.2417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7240.682" calcext:value-type="float">
            <text:p>7240.682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7241.4023" calcext:value-type="float">
            <text:p>7241.4023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7242.1226" calcext:value-type="float">
            <text:p>7242.1226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7242.843" calcext:value-type="float">
            <text:p>7242.843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7243.563" calcext:value-type="float">
            <text:p>7243.563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7243.563" calcext:value-type="float">
            <text:p>7243.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13:19:15.301591237</dc:date>
    <meta:editing-duration>PT43M52S</meta:editing-duration>
    <meta:editing-cycles>4</meta:editing-cycles>
    <meta:generator>LibreOffice/24.2.1.2$Linux_X86_64 LibreOffice_project/420$Build-2</meta:generator>
    <meta:document-statistic meta:table-count="5" meta:cell-count="8018" meta:object-count="0"/>
  </office:meta>
</office:document-meta>
</file>